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194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13.716cm"/>
    </style:style>
    <style:style style:name="Table6.B" style:family="table-column">
      <style:table-column-properties style:column-width="12.47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fo:background-color="#dddddd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26.137cm" table:align="margins"/>
    </style:style>
    <style:style style:name="Table7.A" style:family="table-column">
      <style:table-column-properties style:column-width="13.069cm" style:rel-column-width="32767*"/>
    </style:style>
    <style:style style:name="Table7.B" style:family="table-column">
      <style:table-column-properties style:column-width="13.069cm" style:rel-column-width="32768*"/>
    </style:style>
    <style:style style:name="Table7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dddddd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37cm" table:align="margins"/>
    </style:style>
    <style:style style:name="Table8.A" style:family="table-column">
      <style:table-column-properties style:column-width="12.7cm" style:rel-column-width="31843*"/>
    </style:style>
    <style:style style:name="Table8.B" style:family="table-column">
      <style:table-column-properties style:column-width="13.437cm" style:rel-column-width="33692*"/>
    </style:style>
    <style:style style:name="Table8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13" style:family="table">
      <style:table-properties style:width="26.137cm" table:align="margins"/>
    </style:style>
    <style:style style:name="Table13.A" style:family="table-column">
      <style:table-column-properties style:column-width="13.069cm" style:rel-column-width="32767*"/>
    </style:style>
    <style:style style:name="Table13.B" style:family="table-column">
      <style:table-column-properties style:column-width="13.069cm" style:rel-column-width="32768*"/>
    </style:style>
    <style:style style:name="Table13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3.B1" style:family="table-cell">
      <style:table-cell-properties fo:background-color="#dddddd" fo:padding="0.097cm" fo:border="0.5pt solid #000000">
        <style:background-image/>
      </style:table-cell-properties>
    </style:style>
    <style:style style:name="Table13.A2" style:family="table-cell">
      <style:table-cell-properties fo:padding="0.097cm" fo:border-left="0.5pt solid #000000" fo:border-right="none" fo:border-top="none" fo:border-bottom="0.5pt solid #000000"/>
    </style:style>
    <style:style style:name="Table13.B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26.201cm" fo:margin-left="-0.03cm" table:align="left"/>
    </style:style>
    <style:style style:name="Table10.A" style:family="table-column">
      <style:table-column-properties style:column-width="3.997cm"/>
    </style:style>
    <style:style style:name="Table10.B" style:family="table-column">
      <style:table-column-properties style:column-width="4.087cm"/>
    </style:style>
    <style:style style:name="Table10.C" style:family="table-column">
      <style:table-column-properties style:column-width="3.6cm"/>
    </style:style>
    <style:style style:name="Table10.E" style:family="table-column">
      <style:table-column-properties style:column-width="3.799cm"/>
    </style:style>
    <style:style style:name="Table10.F" style:family="table-column">
      <style:table-column-properties style:column-width="7.117cm"/>
    </style:style>
    <style:style style:name="Table10.A1" style:family="table-cell">
      <style:table-cell-properties style:vertical-align="middle" fo:background-color="#dddddd" fo:padding="0.079cm" fo:border="0.5pt solid #000000">
        <style:background-image/>
      </style:table-cell-properties>
    </style:style>
    <style:style style:name="Table10.A2" style:family="table-cell">
      <style:table-cell-properties style:vertical-align="middle" fo:background-color="#eeeeee" fo:padding="0.079cm" fo:border-left="0.5pt solid #000000" fo:border-right="none" fo:border-top="none" fo:border-bottom="0.5pt solid #000000">
        <style:background-image/>
      </style:table-cell-properties>
    </style:style>
    <style:style style:name="Table10.F2" style:family="table-cell">
      <style:table-cell-properties style:vertical-align="middle" fo:background-color="#eeeeee" fo:padding="0.079cm" fo:border-left="0.5pt solid #000000" fo:border-right="0.5pt solid #000000" fo:border-top="none" fo:border-bottom="0.5pt solid #000000">
        <style:background-image/>
      </style:table-cell-properties>
    </style:style>
    <style:style style:name="Table10.A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29" style:family="table-row">
      <style:table-row-properties style:min-row-height="0.182cm"/>
    </style:style>
    <style:style style:name="Table10.A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3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9" style:family="table">
      <style:table-properties style:width="26.137cm" table:align="margins"/>
    </style:style>
    <style:style style:name="Table9.A" style:family="table-column">
      <style:table-column-properties style:column-width="9.585cm" style:rel-column-width="24032*"/>
    </style:style>
    <style:style style:name="Table9.B" style:family="table-column">
      <style:table-column-properties style:column-width="8.276cm" style:rel-column-width="20751*"/>
    </style:style>
    <style:style style:name="Table9.C" style:family="table-column">
      <style:table-column-properties style:column-width="8.276cm" style:rel-column-width="20752*"/>
    </style:style>
    <style:style style:name="Table9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9.B1" style:family="table-cell">
      <style:table-cell-properties fo:background-color="#dddddd" fo:padding="0.097cm" fo:border="0.5pt solid #000000">
        <style:background-image/>
      </style:table-cell-properties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B2" style:family="table-cell">
      <style:table-cell-properties fo:padding="0.097cm" fo:border-left="0.5pt solid #000000" fo:border-right="none" fo:border-top="none" fo:border-bottom="0.5pt solid #000000"/>
    </style:style>
    <style:style style:name="Table9.C2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26.137cm" table:align="margins"/>
    </style:style>
    <style:style style:name="Table11.A" style:family="table-column">
      <style:table-column-properties style:column-width="12.589cm" style:rel-column-width="31564*"/>
    </style:style>
    <style:style style:name="Table11.B" style:family="table-column">
      <style:table-column-properties style:column-width="13.548cm" style:rel-column-width="33971*"/>
    </style:style>
    <style:style style:name="Table1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1.B1" style:family="table-cell">
      <style:table-cell-properties fo:background-color="#dddddd" fo:padding="0.097cm" fo:border="0.5pt solid #000000">
        <style:background-image/>
      </style:table-cell-properties>
    </style:style>
    <style:style style:name="Table11.A2" style:family="table-cell">
      <style:table-cell-properties fo:padding="0.097cm" fo:border-left="0.5pt solid #000000" fo:border-right="none" fo:border-top="none" fo:border-bottom="0.5pt solid #000000"/>
    </style:style>
    <style:style style:name="Table11.B2" style:family="table-cell">
      <style:table-cell-properties fo:padding="0.097cm" fo:border-left="0.5pt solid #000000" fo:border-right="0.5pt solid #000000" fo:border-top="none" fo:border-bottom="0.5pt solid #000000"/>
    </style:style>
    <style:style style:name="Table11.A3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11.B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1.A4" style:family="table-cell">
      <style:table-cell-properties fo:padding="0.097cm" fo:border-left="0.5pt solid #000000" fo:border-right="none" fo:border-top="none" fo:border-bottom="0.5pt solid #000000"/>
    </style:style>
    <style:style style:name="Table11.B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6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Standard">
      <style:text-properties style:font-name="Courier New" fo:font-size="10pt" fo:language="zxx" fo:country="none" officeooo:paragraph-rsid="0115dae8" style:font-size-asian="10pt" style:language-asian="zxx" style:country-asian="none" style:font-name-complex="Courier New" style:font-size-complex="10pt" style:language-complex="zxx" style:country-complex="none"/>
    </style:style>
    <style:style style:name="P9" style:family="paragraph" style:parent-style-name="Standard">
      <style:text-properties style:font-name="Courier New" fo:font-size="10pt" fo:language="zxx" fo:country="none" fo:font-weight="bold" officeooo:paragraph-rsid="00ad1a1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" style:family="paragraph" style:parent-style-name="Standard">
      <style:text-properties style:font-name="Courier New" fo:font-size="10pt" fo:language="zxx" fo:country="none" officeooo:paragraph-rsid="00ad1a15" style:font-size-asian="10pt" style:language-asian="zxx" style:country-asian="none" style:font-name-complex="Courier New" style:font-size-complex="10pt" style:language-complex="zxx" style:country-complex="non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paragraph-rsid="0016171b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15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6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17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1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22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4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5" style:family="paragraph" style:parent-style-name="Standard">
      <style:text-properties style:font-name="Courier New" fo:font-size="10pt" fo:language="zxx" fo:country="none" officeooo:rsid="00285f0b" officeooo:paragraph-rsid="01187765" style:font-size-asian="10pt" style:language-asian="zxx" style:country-asian="none" style:font-name-complex="Courier New" style:font-size-complex="10pt" style:language-complex="zxx" style:country-complex="none"/>
    </style:style>
    <style:style style:name="P26" style:family="paragraph" style:parent-style-name="Standard">
      <style:text-properties style:font-name="Courier New" fo:font-size="10pt" fo:language="zxx" fo:country="none" officeooo:rsid="0119603b" officeooo:paragraph-rsid="0119603b" style:font-size-asian="10pt" style:language-asian="zxx" style:country-asian="none" style:font-name-complex="Courier New" style:font-size-complex="10pt" style:language-complex="zxx" style:country-complex="none"/>
    </style:style>
    <style:style style:name="P27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8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29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0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1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2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3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4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5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6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7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8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7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0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2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3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style:font-size-asian="10pt" style:font-size-complex="10pt"/>
    </style:style>
    <style:style style:name="P69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70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71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2" style:family="paragraph" style:parent-style-name="Preformatted_20_Text">
      <style:text-properties style:font-name="Courier New" fo:font-size="10pt" style:font-size-asian="10pt" style:font-size-complex="10pt"/>
    </style:style>
    <style:style style:name="P73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74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75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76" style:family="paragraph" style:parent-style-name="Standard">
      <style:text-properties fo:language="zxx" fo:country="none" officeooo:paragraph-rsid="008b97e2" style:language-asian="zxx" style:country-asian="none" style:language-complex="zxx" style:country-complex="none"/>
    </style:style>
    <style:style style:name="P7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b97e2" officeooo:paragraph-rsid="008b97e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8" style:family="paragraph" style:parent-style-name="Standard">
      <style:text-properties style:font-name="Courier New" fo:font-size="10pt" fo:language="zxx" fo:country="none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79" style:family="paragraph" style:parent-style-name="Standard">
      <style:text-properties style:font-name="Courier New" fo:font-size="10pt" fo:language="zxx" fo:country="none" officeooo:paragraph-rsid="008c005d" style:font-size-asian="10pt" style:language-asian="zxx" style:country-asian="none" style:font-name-complex="Courier New" style:font-size-complex="10pt" style:language-complex="zxx" style:country-complex="none"/>
    </style:style>
    <style:style style:name="P80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81" style:family="paragraph" style:parent-style-name="Standard">
      <style:text-properties style:font-name="Courier New" fo:font-size="10pt" fo:language="zxx" fo:country="none" officeooo:rsid="008b97e2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2" style:family="paragraph" style:parent-style-name="Standard">
      <style:text-properties style:font-name="Courier New" fo:font-size="10pt" fo:language="zxx" fo:country="none" officeooo:rsid="008b97e2" officeooo:paragraph-rsid="008eb52e" style:font-size-asian="10pt" style:language-asian="zxx" style:country-asian="none" style:font-name-complex="Courier New" style:font-size-complex="10pt" style:language-complex="zxx" style:country-complex="none"/>
    </style:style>
    <style:style style:name="P8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cf0cb" officeooo:paragraph-rsid="008cf0c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4" style:family="paragraph" style:parent-style-name="Standard">
      <style:text-properties style:font-name="Courier New" fo:font-size="10pt" fo:language="zxx" fo:country="none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96bb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6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b0cc76" officeooo:paragraph-rsid="00b60f5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7" style:family="paragraph" style:parent-style-name="Table_20_Contents">
      <style:text-properties style:font-name="Courier New" fo:font-size="10pt" fo:language="zxx" fo:country="none" fo:font-weight="normal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8" style:family="paragraph" style:parent-style-name="Table_20_Contents">
      <style:text-properties style:font-name="Courier New" fo:font-size="10pt" fo:language="zxx" fo:country="none" officeooo:paragraph-rsid="009934c6" style:font-size-asian="10pt" style:language-asian="zxx" style:country-asian="none" style:font-size-complex="10pt" style:language-complex="zxx" style:country-complex="none"/>
    </style:style>
    <style:style style:name="P89" style:family="paragraph" style:parent-style-name="Table_20_Contents">
      <style:text-properties style:font-name="Courier New" fo:font-size="10pt" fo:language="zxx" fo:country="none" fo:font-weight="normal" officeooo:rsid="009934c6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0" style:family="paragraph" style:parent-style-name="Table_20_Contents">
      <style:text-properties style:font-name="Courier New" fo:font-size="10pt" fo:language="zxx" fo:country="none" officeooo:paragraph-rsid="009816f5" style:font-size-asian="10pt" style:language-asian="zxx" style:country-asian="none" style:font-size-complex="10pt" style:language-complex="zxx" style:country-complex="none"/>
    </style:style>
    <style:style style:name="P91" style:family="paragraph" style:parent-style-name="Standard">
      <style:text-properties style:font-name="Courier New" fo:font-size="10pt" fo:language="zxx" fo:country="none" fo:font-weight="normal" officeooo:paragraph-rsid="00b60f55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92" style:family="paragraph" style:parent-style-name="Standard">
      <style:text-properties style:font-name="Courier New" fo:font-size="10pt" fo:language="zxx" fo:country="none" officeooo:paragraph-rsid="00b60f55" style:font-size-asian="10pt" style:language-asian="zxx" style:country-asian="none" style:font-name-complex="Courier New" style:font-size-complex="10pt" style:language-complex="zxx" style:country-complex="none"/>
    </style:style>
    <style:style style:name="P93" style:family="paragraph" style:parent-style-name="Table_20_Contents">
      <style:text-properties style:font-name="Courier New" fo:font-size="10pt" fo:language="zxx" fo:country="none" officeooo:paragraph-rsid="009b6bf5" style:font-size-asian="10pt" style:language-asian="zxx" style:country-asian="none" style:font-size-complex="10pt" style:language-complex="zxx" style:country-complex="none"/>
    </style:style>
    <style:style style:name="P94" style:family="paragraph" style:parent-style-name="Table_20_Contents">
      <style:text-properties style:font-name="Courier New" fo:font-size="10pt" fo:language="zxx" fo:country="none" officeooo:paragraph-rsid="009f3eab" style:font-size-asian="10pt" style:language-asian="zxx" style:country-asian="none" style:font-size-complex="10pt" style:language-complex="zxx" style:country-complex="none"/>
    </style:style>
    <style:style style:name="P95" style:family="paragraph" style:parent-style-name="Table_20_Contents">
      <style:text-properties style:font-name="Courier New" fo:font-size="10pt" fo:language="zxx" fo:country="none" officeooo:paragraph-rsid="009d8447" style:font-size-asian="10pt" style:language-asian="zxx" style:country-asian="none" style:font-size-complex="10pt" style:language-complex="zxx" style:country-complex="none"/>
    </style:style>
    <style:style style:name="P96" style:family="paragraph" style:parent-style-name="Table_20_Contents">
      <style:text-properties style:font-name="Courier New" fo:font-size="10pt" fo:language="zxx" fo:country="none" officeooo:paragraph-rsid="009dcbba" style:font-size-asian="10pt" style:language-asian="zxx" style:country-asian="none" style:font-size-complex="10pt" style:language-complex="zxx" style:country-complex="none"/>
    </style:style>
    <style:style style:name="P9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0b7b91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8" style:family="paragraph" style:parent-style-name="Table_20_Contents">
      <style:text-properties style:font-name="Courier New" fo:font-size="10pt" fo:language="zxx" fo:country="none" officeooo:paragraph-rsid="00b7b912" style:font-size-asian="10pt" style:language-asian="zxx" style:country-asian="none" style:font-size-complex="10pt" style:language-complex="zxx" style:country-complex="none"/>
    </style:style>
    <style:style style:name="P99" style:family="paragraph" style:parent-style-name="Table_20_Contents">
      <style:text-properties style:font-name="Courier New" fo:font-size="10pt" fo:language="zxx" fo:country="none" fo:font-weight="bold" officeooo:rsid="01084cc3" officeooo:paragraph-rsid="01084c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0" style:family="paragraph" style:parent-style-name="Preformatted_20_Text">
      <style:text-properties style:font-name="Courier New" fo:font-size="10pt" fo:language="zxx" fo:country="none" officeooo:paragraph-rsid="01b5675d" style:font-size-asian="10pt" style:language-asian="zxx" style:country-asian="none" style:font-size-complex="10pt" style:language-complex="zxx" style:country-complex="none"/>
    </style:style>
    <style:style style:name="P101" style:family="paragraph" style:parent-style-name="Preformatted_20_Text">
      <style:text-properties officeooo:paragraph-rsid="01b5675d"/>
    </style:style>
    <style:style style:name="P102" style:family="paragraph" style:parent-style-name="Table_20_Contents">
      <style:text-properties style:font-name="Courier New" fo:font-size="10pt" fo:language="zxx" fo:country="none" officeooo:paragraph-rsid="01b8980f" style:font-size-asian="10pt" style:language-asian="zxx" style:country-asian="none" style:font-size-complex="10pt" style:language-complex="zxx" style:country-complex="none"/>
    </style:style>
    <style:style style:name="P103" style:family="paragraph" style:parent-style-name="Table_20_Contents">
      <style:text-properties style:font-name="Courier New" fo:font-size="10pt" fo:language="zxx" fo:country="none" officeooo:paragraph-rsid="0194577a" style:font-size-asian="10pt" style:language-asian="zxx" style:country-asian="none" style:font-size-complex="10pt" style:language-complex="zxx" style:country-complex="none"/>
    </style:style>
    <style:style style:name="P104" style:family="paragraph" style:parent-style-name="Table_20_Contents">
      <style:text-properties style:font-name="Courier New" fo:font-size="10pt" fo:language="zxx" fo:country="none" officeooo:paragraph-rsid="01910599" style:font-size-asian="10pt" style:language-asian="zxx" style:country-asian="none" style:font-size-complex="10pt" style:language-complex="zxx" style:country-complex="none"/>
    </style:style>
    <style:style style:name="P105" style:family="paragraph" style:parent-style-name="Table_20_Contents">
      <style:text-properties style:font-name="Courier New" fo:font-size="10pt" fo:language="zxx" fo:country="none" officeooo:paragraph-rsid="01907f3d" style:font-size-asian="10pt" style:language-asian="zxx" style:country-asian="none" style:font-size-complex="10pt" style:language-complex="zxx" style:country-complex="none"/>
    </style:style>
    <style:style style:name="P106" style:family="paragraph" style:parent-style-name="Table_20_Contents">
      <style:text-properties style:font-name="Courier New" fo:font-size="10pt" fo:language="zxx" fo:country="none" fo:font-weight="normal" officeooo:rsid="01a363c6" officeooo:paragraph-rsid="01b5675d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7" style:family="paragraph" style:parent-style-name="Table_20_Contents">
      <style:text-properties style:font-name="Courier New" fo:font-size="10pt" fo:language="zxx" fo:country="none" officeooo:paragraph-rsid="01b5675d" style:font-size-asian="10pt" style:language-asian="zxx" style:country-asian="none" style:font-size-complex="10pt" style:language-complex="zxx" style:country-complex="none"/>
    </style:style>
    <style:style style:name="P108" style:family="paragraph" style:parent-style-name="Table_20_Contents">
      <style:text-properties style:font-name="Courier New" fo:font-size="10pt" fo:language="zxx" fo:country="none" officeooo:paragraph-rsid="01b1624f" style:font-size-asian="10pt" style:language-asian="zxx" style:country-asian="none" style:font-size-complex="10pt" style:language-complex="zxx" style:country-complex="none"/>
    </style:style>
    <style:style style:name="P109" style:family="paragraph" style:parent-style-name="Table_20_Contents">
      <style:text-properties style:font-name="Courier New" fo:font-size="10pt" fo:language="zxx" fo:country="none" officeooo:paragraph-rsid="01c6170e" style:font-size-asian="10pt" style:language-asian="zxx" style:country-asian="none" style:font-size-complex="10pt" style:language-complex="zxx" style:country-complex="none"/>
    </style:style>
    <style:style style:name="P110" style:family="paragraph" style:parent-style-name="Table_20_Contents">
      <style:text-properties style:font-name="Courier New" fo:font-size="10pt" fo:language="zxx" fo:country="none" officeooo:paragraph-rsid="019563dc" style:font-size-asian="10pt" style:language-asian="zxx" style:country-asian="none" style:font-size-complex="10pt" style:language-complex="zxx" style:country-complex="none"/>
    </style:style>
    <style:style style:name="P111" style:family="paragraph" style:parent-style-name="Table_20_Contents">
      <style:text-properties style:font-name="Courier New" fo:font-size="10pt" fo:language="zxx" fo:country="none" officeooo:paragraph-rsid="01b2e26f" style:font-size-asian="10pt" style:language-asian="zxx" style:country-asian="none" style:font-size-complex="10pt" style:language-complex="zxx" style:country-complex="none"/>
    </style:style>
    <style:style style:name="P112" style:family="paragraph" style:parent-style-name="Standard">
      <style:text-properties fo:language="zxx" fo:country="none" officeooo:paragraph-rsid="01a363c6" style:language-asian="zxx" style:country-asian="none" style:language-complex="zxx" style:country-complex="none"/>
    </style:style>
    <style:style style:name="P11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1b68ce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4" style:family="paragraph" style:parent-style-name="Table_20_Contents">
      <style:text-properties style:font-name="Courier New" fo:font-size="10pt" fo:language="zxx" fo:country="none" officeooo:paragraph-rsid="01b68ce7" style:font-size-asian="10pt" style:language-asian="zxx" style:country-asian="none" style:font-size-complex="10pt" style:language-complex="zxx" style:country-complex="none"/>
    </style:style>
    <style:style style:name="P115" style:family="paragraph" style:parent-style-name="Standard">
      <style:text-properties fo:language="zxx" fo:country="none" officeooo:paragraph-rsid="01a469f2" style:language-asian="zxx" style:country-asian="none" style:language-complex="zxx" style:country-complex="none"/>
    </style:style>
    <style:style style:name="P116" style:family="paragraph" style:parent-style-name="Table_20_Heading">
      <style:text-properties style:font-name="Courier New" fo:font-size="10pt" fo:language="zxx" fo:country="none" fo:font-weight="bold" officeooo:rsid="00d1a7f7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7" style:family="paragraph" style:parent-style-name="Table_20_Heading">
      <style:text-properties style:font-name="Courier New" fo:font-size="10pt" fo:language="zxx" fo:country="none" fo:font-weight="bold" officeooo:rsid="00cf536c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8" style:family="paragraph" style:parent-style-name="Table_20_Heading">
      <style:text-properties style:font-name="Courier New" fo:font-size="10pt" fo:language="zxx" fo:country="none" fo:font-weight="bold" officeooo:rsid="00e68377" officeooo:paragraph-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9" style:family="paragraph" style:parent-style-name="Table_20_Heading">
      <style:text-properties style:font-name="Courier New" fo:font-size="10pt" fo:language="zxx" fo:country="none" fo:font-weight="bold" officeooo:paragraph-rsid="00c7f6d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0" style:family="paragraph" style:parent-style-name="Table_20_Heading">
      <style:text-properties style:font-name="Courier New" fo:font-size="10pt" fo:language="zxx" fo:country="none" fo:font-weight="bold" officeooo:paragraph-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1" style:family="paragraph" style:parent-style-name="Table_20_Heading">
      <style:text-properties officeooo:paragraph-rsid="00cdb627"/>
    </style:style>
    <style:style style:name="P122" style:family="paragraph" style:parent-style-name="Table_20_Contents">
      <style:paragraph-properties fo:text-align="center" style:justify-single-word="false"/>
    </style:style>
    <style:style style:name="P123" style:family="paragraph" style:parent-style-name="Table_20_Heading">
      <style:text-properties officeooo:paragraph-rsid="00f96f63"/>
    </style:style>
    <style:style style:name="P124" style:family="paragraph" style:parent-style-name="Table_20_Contents">
      <style:text-properties officeooo:paragraph-rsid="00c7f6dc"/>
    </style:style>
    <style:style style:name="P125" style:family="paragraph" style:parent-style-name="Table_20_Contents">
      <style:paragraph-properties fo:text-align="center" style:justify-single-word="false"/>
      <style:text-properties officeooo:paragraph-rsid="00c7f6dc"/>
    </style:style>
    <style:style style:name="P126" style:family="paragraph" style:parent-style-name="Standard">
      <style:text-properties fo:language="zxx" fo:country="none" officeooo:paragraph-rsid="00c7f6dc" style:language-asian="zxx" style:country-asian="none" style:language-complex="zxx" style:country-complex="none"/>
    </style:style>
    <style:style style:name="P12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103521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8" style:family="paragraph" style:parent-style-name="Table_20_Contents">
      <style:text-properties style:font-name="Courier New" fo:font-size="10pt" fo:language="zxx" fo:country="none" officeooo:paragraph-rsid="0103521e" style:font-size-asian="10pt" style:language-asian="zxx" style:country-asian="none" style:font-size-complex="10pt" style:language-complex="zxx" style:country-complex="none"/>
    </style:style>
    <style:style style:name="P129" style:family="paragraph" style:parent-style-name="Table_20_Contents">
      <style:text-properties style:font-name="Courier New" fo:font-size="10pt" fo:language="zxx" fo:country="none" officeooo:rsid="0103521e" officeooo:paragraph-rsid="0103521e" style:font-size-asian="10pt" style:language-asian="zxx" style:country-asian="none" style:font-size-complex="10pt" style:language-complex="zxx" style:country-complex="none"/>
    </style:style>
    <style:style style:name="P130" style:family="paragraph" style:parent-style-name="Table_20_Contents">
      <style:text-properties style:font-name="Courier New" fo:font-size="10pt" fo:language="zxx" fo:country="none" officeooo:rsid="01059988" officeooo:paragraph-rsid="01059988" style:font-size-asian="10pt" style:language-asian="zxx" style:country-asian="none" style:font-size-complex="10pt" style:language-complex="zxx" style:country-complex="none"/>
    </style:style>
    <style:style style:name="P131" style:family="paragraph" style:parent-style-name="Table_20_Contents">
      <style:text-properties style:font-name="Courier New" fo:font-size="10pt" fo:language="zxx" fo:country="none" fo:font-weight="bold" officeooo:rsid="0103f236" officeooo:paragraph-rsid="0103f23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2" style:family="paragraph" style:parent-style-name="Preformatted_20_Text">
      <style:text-properties style:font-name="Courier New" fo:language="zxx" fo:country="none" officeooo:paragraph-rsid="0103521e" style:language-asian="zxx" style:country-asian="none" style:language-complex="zxx" style:country-complex="none"/>
    </style:style>
    <style:style style:name="P133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style:language-asian="zxx" style:country-asian="none" style:language-complex="zxx" style:country-complex="none"/>
    </style:style>
    <style:style style:name="P134" style:family="paragraph" style:parent-style-name="Table_20_Contents">
      <style:text-properties style:font-name="Courier New" fo:font-size="10pt" fo:language="zxx" fo:country="none" fo:font-weight="normal" officeooo:rsid="0103521e" officeooo:paragraph-rsid="0103521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5" style:family="paragraph" style:parent-style-name="Table_20_Contents">
      <style:text-properties style:font-name="Courier New" fo:font-size="10pt" fo:language="zxx" fo:country="none" fo:font-weight="bold" officeooo:rsid="010956f3" officeooo:paragraph-rsid="010956f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6" style:family="paragraph" style:parent-style-name="Table_20_Contents">
      <style:text-properties style:font-name="Courier New" fo:font-size="10pt" fo:language="zxx" fo:country="none" officeooo:rsid="010956f3" officeooo:paragraph-rsid="010956f3" style:font-size-asian="10pt" style:language-asian="zxx" style:country-asian="none" style:font-size-complex="10pt" style:language-complex="zxx" style:country-complex="none"/>
    </style:style>
    <style:style style:name="P137" style:family="paragraph" style:parent-style-name="Table_20_Contents">
      <style:text-properties style:font-name="Courier New" fo:font-size="10pt" fo:language="zxx" fo:country="none" fo:font-style="italic" officeooo:rsid="010956f3" officeooo:paragraph-rsid="010956f3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138" style:family="paragraph" style:parent-style-name="Table_20_Contents">
      <style:text-properties style:font-name="Courier New" fo:font-size="10pt" fo:language="zxx" fo:country="none" fo:font-weight="normal" officeooo:paragraph-rsid="0103521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9" style:family="paragraph" style:parent-style-name="Table_20_Contents">
      <style:text-properties style:font-name="Courier New" fo:font-size="10pt" fo:language="zxx" fo:country="none" fo:font-weight="bold" officeooo:paragraph-rsid="0103521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0" style:family="paragraph" style:parent-style-name="Table_20_Contents">
      <style:text-properties style:font-name="Courier New" fo:font-size="10pt" fo:language="zxx" fo:country="none" fo:font-weight="normal" officeooo:paragraph-rsid="010d959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41" style:family="paragraph" style:parent-style-name="Table_20_Contents">
      <style:text-properties style:font-name="Courier New" fo:font-size="10pt" fo:language="zxx" fo:country="none" fo:font-weight="bold" officeooo:paragraph-rsid="0103f23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2" style:family="paragraph" style:parent-style-name="Table_20_Contents">
      <style:text-properties style:font-name="Courier New" fo:font-size="10pt" fo:language="zxx" fo:country="none" fo:font-weight="normal" officeooo:paragraph-rsid="0103f23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43" style:family="paragraph" style:parent-style-name="Standard">
      <style:text-properties fo:language="zxx" fo:country="none" officeooo:paragraph-rsid="0103521e" style:language-asian="zxx" style:country-asian="none" style:language-complex="zxx" style:country-complex="none"/>
    </style:style>
    <style:style style:name="P14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135a48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5" style:family="paragraph" style:parent-style-name="Table_20_Contents">
      <style:text-properties style:font-name="Courier New" fo:font-size="10pt" fo:language="zxx" fo:country="none" officeooo:paragraph-rsid="01321b50" style:font-size-asian="10pt" style:language-asian="zxx" style:country-asian="none" style:font-size-complex="10pt" style:language-complex="zxx" style:country-complex="none"/>
    </style:style>
    <style:style style:name="P146" style:family="paragraph" style:parent-style-name="Table_20_Contents">
      <style:text-properties style:font-name="Courier New" fo:font-size="10pt" fo:language="zxx" fo:country="none" officeooo:paragraph-rsid="015f87c4" style:font-size-asian="10pt" style:language-asian="zxx" style:country-asian="none" style:font-size-complex="10pt" style:language-complex="zxx" style:country-complex="none"/>
    </style:style>
    <style:style style:name="P147" style:family="paragraph" style:parent-style-name="Table_20_Contents">
      <style:text-properties style:font-name="Courier New" fo:font-size="10pt" fo:language="zxx" fo:country="none" officeooo:paragraph-rsid="016f2e06" style:font-size-asian="10pt" style:language-asian="zxx" style:country-asian="none" style:font-size-complex="10pt" style:language-complex="zxx" style:country-complex="none"/>
    </style:style>
    <style:style style:name="P148" style:family="paragraph" style:parent-style-name="Standard">
      <style:text-properties style:font-name="Courier New" fo:font-size="10pt" fo:language="zxx" fo:country="none" officeooo:paragraph-rsid="016377bf" style:font-size-asian="10pt" style:language-asian="zxx" style:country-asian="none" style:font-size-complex="10pt" style:language-complex="zxx" style:country-complex="none"/>
    </style:style>
    <style:style style:name="P149" style:family="paragraph" style:parent-style-name="Table_20_Contents">
      <style:text-properties style:font-name="Courier New" fo:font-size="10pt" fo:language="zxx" fo:country="none" officeooo:paragraph-rsid="0168ee45" style:font-size-asian="10pt" style:language-asian="zxx" style:country-asian="none" style:font-size-complex="10pt" style:language-complex="zxx" style:country-complex="none"/>
    </style:style>
    <style:style style:name="P150" style:family="paragraph" style:parent-style-name="Table_20_Contents">
      <style:text-properties style:font-name="Courier New" fo:font-size="10pt" fo:language="zxx" fo:country="none" fo:font-weight="normal" officeooo:paragraph-rsid="01321b5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51" style:family="paragraph" style:parent-style-name="Table_20_Contents">
      <style:text-properties style:font-name="Courier New" fo:font-size="10pt" fo:language="zxx" fo:country="none" fo:font-weight="normal" officeooo:paragraph-rsid="013d0157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52" style:family="paragraph" style:parent-style-name="Table_20_Contents">
      <style:text-properties style:font-name="Courier New" fo:font-size="10pt" fo:language="zxx" fo:country="none" fo:font-weight="normal" officeooo:paragraph-rsid="013ac5d9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53" style:family="paragraph" style:parent-style-name="Table_20_Contents">
      <style:text-properties style:font-name="Courier New" fo:font-size="10pt" fo:language="zxx" fo:country="none" fo:font-weight="normal" officeooo:paragraph-rsid="01412c79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54" style:family="paragraph" style:parent-style-name="Table_20_Contents">
      <style:text-properties style:font-name="Courier New" fo:font-size="10pt" fo:language="zxx" fo:country="none" fo:font-weight="normal" officeooo:paragraph-rsid="016453f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1606f9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6" style:family="paragraph" style:parent-style-name="Table_20_Contents">
      <style:text-properties style:font-name="Courier New" fo:font-size="10pt" fo:language="zxx" fo:country="none" officeooo:paragraph-rsid="0135a488" style:font-size-asian="10pt" style:language-asian="zxx" style:country-asian="none" style:font-size-complex="10pt" style:language-complex="zxx" style:country-complex="none"/>
    </style:style>
    <style:style style:name="P157" style:family="paragraph" style:parent-style-name="Table_20_Contents">
      <style:text-properties style:font-name="Courier New" fo:font-size="10pt" fo:language="zxx" fo:country="none" officeooo:paragraph-rsid="01554319" style:font-size-asian="10pt" style:language-asian="zxx" style:country-asian="none" style:font-size-complex="10pt" style:language-complex="zxx" style:country-complex="none"/>
    </style:style>
    <style:style style:name="P158" style:family="paragraph" style:parent-style-name="Table_20_Contents">
      <style:text-properties style:font-name="Courier New" fo:font-size="10pt" fo:language="zxx" fo:country="none" officeooo:paragraph-rsid="01624e20" style:font-size-asian="10pt" style:language-asian="zxx" style:country-asian="none" style:font-size-complex="10pt" style:language-complex="zxx" style:country-complex="none"/>
    </style:style>
    <style:style style:name="P159" style:family="paragraph" style:parent-style-name="Standard">
      <style:text-properties fo:language="zxx" fo:country="none" officeooo:paragraph-rsid="01321b50" style:language-asian="zxx" style:country-asian="none" style:language-complex="zxx" style:country-complex="non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11fe7f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18a3f59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fe6d3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1d799d8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2" style:family="text">
      <style:text-properties officeooo:rsid="0115dae8"/>
    </style:style>
    <style:style style:name="T13" style:family="text">
      <style:text-properties officeooo:rsid="001a49c9"/>
    </style:style>
    <style:style style:name="T14" style:family="text">
      <style:text-properties style:font-name="Courier New"/>
    </style:style>
    <style:style style:name="T15" style:family="text">
      <style:text-properties style:font-name="Courier New" officeooo:rsid="00b324d5"/>
    </style:style>
    <style:style style:name="T16" style:family="text">
      <style:text-properties style:font-name="Courier New" officeooo:rsid="00ad1a15"/>
    </style:style>
    <style:style style:name="T17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19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" style:family="text">
      <style:text-properties style:font-name="Courier New" fo:font-size="10pt" fo:language="zxx" fo:country="none" fo:font-style="italic" officeooo:rsid="0115dae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1" style:family="text">
      <style:text-properties style:font-name="Courier New" fo:font-size="10pt" fo:language="zxx" fo:country="none" officeooo:rsid="0115dae8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officeooo:rsid="001b737f"/>
    </style:style>
    <style:style style:name="T23" style:family="text">
      <style:text-properties officeooo:rsid="0039eda9"/>
    </style:style>
    <style:style style:name="T24" style:family="text">
      <style:text-properties officeooo:rsid="0119603b"/>
    </style:style>
    <style:style style:name="T25" style:family="text">
      <style:text-properties officeooo:rsid="0037af12"/>
    </style:style>
    <style:style style:name="T26" style:family="text">
      <style:text-properties officeooo:rsid="01187765"/>
    </style:style>
    <style:style style:name="T27" style:family="text">
      <style:text-properties officeooo:rsid="00344ea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741202"/>
    </style:style>
    <style:style style:name="T30" style:family="text">
      <style:text-properties officeooo:rsid="00743fc3"/>
    </style:style>
    <style:style style:name="T31" style:family="text">
      <style:text-properties officeooo:rsid="0070d36a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7ff895"/>
    </style:style>
    <style:style style:name="T34" style:family="text">
      <style:text-properties officeooo:rsid="007cc2fb"/>
    </style:style>
    <style:style style:name="T35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36" style:family="text">
      <style:text-properties fo:language="zxx" fo:country="none" style:language-asian="zxx" style:country-asian="none" style:language-complex="zxx" style:country-complex="none"/>
    </style:style>
    <style:style style:name="T37" style:family="text">
      <style:text-properties officeooo:rsid="007cc5a9"/>
    </style:style>
    <style:style style:name="T38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39" style:family="text">
      <style:text-properties officeooo:rsid="00811fd3"/>
    </style:style>
    <style:style style:name="T40" style:family="text">
      <style:text-properties officeooo:rsid="007eaf13"/>
    </style:style>
    <style:style style:name="T41" style:family="text">
      <style:text-properties officeooo:rsid="00805afe"/>
    </style:style>
    <style:style style:name="T42" style:family="text">
      <style:text-properties officeooo:rsid="008c005d"/>
    </style:style>
    <style:style style:name="T43" style:family="text">
      <style:text-properties officeooo:rsid="008cf0cb"/>
    </style:style>
    <style:style style:name="T44" style:family="text">
      <style:text-properties officeooo:rsid="008b97e2"/>
    </style:style>
    <style:style style:name="T45" style:family="text">
      <style:text-properties officeooo:rsid="008d1655"/>
    </style:style>
    <style:style style:name="T46" style:family="text">
      <style:text-properties officeooo:rsid="0096bbfe"/>
    </style:style>
    <style:style style:name="T47" style:family="text">
      <style:text-properties officeooo:rsid="009934c6"/>
    </style:style>
    <style:style style:name="T48" style:family="text">
      <style:text-properties fo:font-weight="bold" officeooo:rsid="009934c6" style:font-weight-asian="bold" style:font-weight-complex="bold"/>
    </style:style>
    <style:style style:name="T49" style:family="text">
      <style:text-properties fo:font-weight="normal" officeooo:rsid="009934c6" style:font-weight-asian="normal" style:font-weight-complex="normal"/>
    </style:style>
    <style:style style:name="T50" style:family="text">
      <style:text-properties fo:font-weight="normal" officeooo:rsid="00a243e7" style:font-weight-asian="normal" style:font-weight-complex="normal"/>
    </style:style>
    <style:style style:name="T51" style:family="text">
      <style:text-properties fo:font-weight="normal" officeooo:rsid="009ab8e1" style:font-weight-asian="normal" style:font-weight-complex="normal"/>
    </style:style>
    <style:style style:name="T52" style:family="text">
      <style:text-properties fo:font-weight="bold" officeooo:rsid="009816f5" style:font-weight-asian="bold" style:font-weight-complex="bold"/>
    </style:style>
    <style:style style:name="T53" style:family="text">
      <style:text-properties officeooo:rsid="009816f5"/>
    </style:style>
    <style:style style:name="T54" style:family="text">
      <style:text-properties officeooo:rsid="00b60f55"/>
    </style:style>
    <style:style style:name="T55" style:family="text">
      <style:text-properties officeooo:rsid="0097b804"/>
    </style:style>
    <style:style style:name="T56" style:family="text">
      <style:text-properties officeooo:rsid="01a56ab5"/>
    </style:style>
    <style:style style:name="T57" style:family="text">
      <style:text-properties officeooo:rsid="0106d6bb"/>
    </style:style>
    <style:style style:name="T58" style:family="text">
      <style:text-properties style:font-name="Courier New" officeooo:rsid="01a363c6"/>
    </style:style>
    <style:style style:name="T59" style:family="text">
      <style:text-properties style:font-name="Courier New" fo:font-size="10pt" fo:language="zxx" fo:country="none" fo:font-style="italic" officeooo:rsid="01a363c6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60" style:family="text">
      <style:text-properties style:font-name="Courier New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61" style:family="text">
      <style:text-properties style:font-name="Courier New" fo:language="zxx" fo:country="none" fo:font-style="italic" officeooo:rsid="01a363c6" style:language-asian="zxx" style:country-asian="none" style:font-style-asian="italic" style:language-complex="zxx" style:country-complex="none" style:font-style-complex="italic"/>
    </style:style>
    <style:style style:name="T62" style:family="text">
      <style:text-properties style:font-name="Courier New" fo:font-size="10pt" fo:language="zxx" fo:country="none" officeooo:rsid="01a363c6" style:font-size-asian="10pt" style:language-asian="zxx" style:country-asian="none" style:font-size-complex="10pt" style:language-complex="zxx" style:country-complex="none"/>
    </style:style>
    <style:style style:name="T63" style:family="text">
      <style:text-properties style:font-name="Courier New" fo:font-size="10pt" fo:language="zxx" fo:country="none" officeooo:rsid="01a469f2" style:font-size-asian="10pt" style:language-asian="zxx" style:country-asian="none" style:font-size-complex="10pt" style:language-complex="zxx" style:country-complex="none"/>
    </style:style>
    <style:style style:name="T64" style:family="text">
      <style:text-properties officeooo:rsid="0194577a"/>
    </style:style>
    <style:style style:name="T65" style:family="text">
      <style:text-properties officeooo:rsid="018f5d2c"/>
    </style:style>
    <style:style style:name="T66" style:family="text">
      <style:text-properties officeooo:rsid="01b1624f"/>
    </style:style>
    <style:style style:name="T67" style:family="text">
      <style:text-properties officeooo:rsid="01910599"/>
    </style:style>
    <style:style style:name="T68" style:family="text">
      <style:text-properties officeooo:rsid="01907f3d"/>
    </style:style>
    <style:style style:name="T69" style:family="text">
      <style:text-properties officeooo:rsid="01ab4808"/>
    </style:style>
    <style:style style:name="T70" style:family="text">
      <style:text-properties officeooo:rsid="01a7c96b"/>
    </style:style>
    <style:style style:name="T71" style:family="text">
      <style:text-properties officeooo:rsid="01b68ce7"/>
    </style:style>
    <style:style style:name="T72" style:family="text">
      <style:text-properties officeooo:rsid="01b78a77"/>
    </style:style>
    <style:style style:name="T73" style:family="text">
      <style:text-properties officeooo:rsid="00bf0abc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style:font-name="Courier New" officeooo:rsid="00cc3a00"/>
    </style:style>
    <style:style style:name="T76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77" style:family="text">
      <style:text-properties style:font-name="Courier New" fo:font-size="10pt" fo:language="zxx" fo:country="none" fo:font-weight="bold" officeooo:rsid="00e955b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78" style:family="text">
      <style:text-properties style:font-name="Courier New" fo:font-size="10pt" fo:language="zxx" fo:country="none" fo:font-weight="bold" officeooo:rsid="00cdb6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79" style:family="text">
      <style:text-properties style:font-name="Courier New" fo:font-size="10pt" fo:language="zxx" fo:country="none" fo:font-weight="bold" officeooo: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80" style:family="text">
      <style:text-properties style:font-name="Courier New" fo:font-size="10pt" fo:language="zxx" fo:country="none" fo:font-weight="bold" officeooo:rsid="00daaf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81" style:family="text">
      <style:text-properties style:font-name="Courier New" fo:font-size="10pt" fo:language="zxx" fo:country="none" fo:font-weight="bold" officeooo:rsid="00ed70d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82" style:family="text">
      <style:text-properties style:font-name="Courier New" fo:font-size="10pt" fo:language="zxx" fo:country="none" fo:font-weight="bold" officeooo:rsid="00f96f6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83" style:family="text">
      <style:text-properties style:font-name="Courier New" fo:font-size="10pt" fo:language="zxx" fo:country="none" fo:font-weight="bold" officeooo: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84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5" style:family="text">
      <style:text-properties officeooo:rsid="01091322"/>
    </style:style>
    <style:style style:name="T86" style:family="text">
      <style:text-properties style:font-name="Courier New" fo:font-size="10pt" style:font-size-asian="10pt" style:font-size-complex="10pt"/>
    </style:style>
    <style:style style:name="T87" style:family="text">
      <style:text-properties officeooo:rsid="0103f236"/>
    </style:style>
    <style:style style:name="T88" style:family="text">
      <style:text-properties officeooo:rsid="01392d14"/>
    </style:style>
    <style:style style:name="T89" style:family="text">
      <style:text-properties officeooo:rsid="0135a488"/>
    </style:style>
    <style:style style:name="T90" style:family="text">
      <style:text-properties officeooo:rsid="01380f40"/>
    </style:style>
    <style:style style:name="T91" style:family="text">
      <style:text-properties officeooo:rsid="0139253b"/>
    </style:style>
    <style:style style:name="T92" style:family="text">
      <style:text-properties officeooo:rsid="0168ee45"/>
    </style:style>
    <style:style style:name="T93" style:family="text">
      <style:text-properties officeooo:rsid="01392ef2"/>
    </style:style>
    <style:style style:name="T94" style:family="text">
      <style:text-properties officeooo:rsid="013791af"/>
    </style:style>
    <style:style style:name="T95" style:family="text">
      <style:text-properties officeooo:rsid="0142d9f5"/>
    </style:style>
    <style:style style:name="T96" style:family="text">
      <style:text-properties officeooo:rsid="01554319"/>
    </style:style>
    <style:style style:name="T97" style:family="text">
      <style:text-properties officeooo:rsid="013d0157"/>
    </style:style>
    <style:style style:name="T98" style:family="text">
      <style:text-properties officeooo:rsid="013f6bc5"/>
    </style:style>
    <style:style style:name="T99" style:family="text">
      <style:text-properties officeooo:rsid="01412c79"/>
    </style:style>
    <style:style style:name="T100" style:family="text">
      <style:text-properties officeooo:rsid="016453ff"/>
    </style:style>
    <style:style style:name="T101" style:family="text">
      <style:text-properties officeooo:rsid="01624e20"/>
    </style:style>
    <style:style style:name="T102" style:family="text">
      <style:text-properties officeooo:rsid="016fa2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JavaScript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4">4</text:span></text:span><text:span text:style-name="Default_20_Paragraph_20_Font"><text:span text:style-name="T5">.</text:span></text:span><text:span text:style-name="Default_20_Paragraph_20_Font"><text:span text:style-name="T6">2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Web Storage api and JSON</text:p>
          </table:table-cell>
          <table:table-cell table:style-name="Table1.A1" office:value-type="string">
            <text:p text:style-name="P4">element.dataset &amp; data-* attributes</text:p>
          </table:table-cell>
          <table:table-cell table:style-name="Table1.C1" office:value-type="string">
            <text:p text:style-name="P4"><text:bookmark text:name="TypedArray_objects"/>TypedArray</text:p>
          </table:table-cell>
        </table:table-row>
        <table:table-row>
          <table:table-cell table:style-name="Table1.A2" office:value-type="string">
            <text:p text:style-name="P5"/>
            <text:p text:style-name="P5">IE8+</text:p>
            <text:p text:style-name="P5"/>
            <text:p text:style-name="P6">localStorage:</text:p>
            <text:p text:style-name="P5">localStorage.length;</text:p>
            <text:p text:style-name="P5">localStorage.key(index);</text:p>
            <text:p text:style-name="P5">localStorage.getItem(key);</text:p>
            <text:p text:style-name="P5">localStorage.setItem(key, data);</text:p>
            <text:p text:style-name="P5">localStorage.removeItem(key);</text:p>
            <text:p text:style-name="P5">localStorage.clear();</text:p>
            <text:p text:style-name="P5"/>
            <text:p text:style-name="Standard"><text:span text:style-name="Source_20_Text"><text:span text:style-name="T8">sessionStorage</text:span></text:span><text:span text:style-name="Default_20_Paragraph_20_Font"><text:span text:style-name="T9">: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length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key(index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get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setItem(key, data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remove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clear();</text:span></text:span></text:p>
            <text:p text:style-name="P5"/>
            <text:p text:style-name="P6">hasItem:</text:p>
            <text:p text:style-name="P5">localStorage.getItem(key) !== null</text:p>
            <text:p text:style-name="Standard"><text:span text:style-name="Source_20_Text"><text:span text:style-name="T10">sessionStorage</text:span></text:span><text:span text:style-name="Default_20_Paragraph_20_Font"><text:span text:style-name="T10">.getItem(key) !== null</text:span></text:span></text:p>
            <text:p text:style-name="P6"/>
            <text:p text:style-name="P6">setJSON:</text:p>
            <text:p text:style-name="P5">localStorage.setItem(key, JSON.stringify(object));</text:p>
            <text:p text:style-name="Standard"><text:span text:style-name="Source_20_Text"><text:span text:style-name="T10">sessionStorage</text:span></text:span><text:span text:style-name="Default_20_Paragraph_20_Font"><text:span text:style-name="T10">.setItem(key, JSON.stringify(object));</text:span></text:span></text:p>
            <text:p text:style-name="P6"/>
            <text:p text:style-name="P6">getJSON:</text:p>
            <text:p text:style-name="P5">JSON.parse(localStorage.getItem(key));</text:p>
            <text:p text:style-name="Standard"><text:span text:style-name="Default_20_Paragraph_20_Font"><text:span text:style-name="T10">JSON.parse(</text:span></text:span><text:span text:style-name="Source_20_Text"><text:span text:style-name="T10">sessionStorage</text:span></text:span><text:span text:style-name="Default_20_Paragraph_20_Font"><text:span text:style-name="T10">.getItem(key));</text:span></text:span></text:p>
          </table:table-cell>
          <table:table-cell table:style-name="Table1.B2" office:value-type="string">
            <text:p text:style-name="P5"/>
            <text:p text:style-name="P5">- IE11 compatible</text:p>
            <text:p text:style-name="P5">- element data-* attributes</text:p>
            <text:p text:style-name="P5">- no methods and events</text:p>
            <text:p text:style-name="P5"/>
            <text:p text:style-name="P6">camelcase:</text:p>
            <text:p text:style-name="P5">element.data-name</text:p>
            <text:p text:style-name="P5"><text:s text:c="2"/>-&gt; element.dataset.name</text:p>
            <text:p text:style-name="P5">element.data-first-second</text:p>
            <text:p text:style-name="P5"><text:s text:c="2"/>-&gt; element.dataset.firstSecond</text:p>
            <text:p text:style-name="P5"/>
            <text:p text:style-name="P6">set:</text:p>
            <text:p text:style-name="P5">element.dataset.name = "value";</text:p>
            <text:p text:style-name="P5">element.dataset["name"] = "value";</text:p>
            <text:p text:style-name="P5">element.setAttribute("data-name", "value");</text:p>
            <text:p text:style-name="P5">element["data-name"] = "value";</text:p>
            <text:p text:style-name="P5"/>
            <text:p text:style-name="P6">get:</text:p>
            <text:p text:style-name="P5">element.dataset.name;</text:p>
            <text:p text:style-name="P5">element.dataset["name"];</text:p>
            <text:p text:style-name="P5">element.getAttribute("data-name");</text:p>
            <text:p text:style-name="P5">element["data-name"];</text:p>
            <text:p text:style-name="P5"/>
            <text:p text:style-name="P6">remove:</text:p>
            <text:p text:style-name="P5">element.removeAttribute("data-name");</text:p>
            <text:p text:style-name="P5"/>
            <text:p text:style-name="P6">check:</text:p>
            <text:p text:style-name="P5">element.hasAttribute("data-name");</text:p>
            <text:p text:style-name="P5"/>
          </table:table-cell>
          <table:table-cell table:style-name="Table1.C2" office:value-type="string">
            <text:p text:style-name="P7"/>
            <text:p text:style-name="Standard"><text:span text:style-name="Default_20_Paragraph_20_Font"><text:span text:style-name="T10">new &lt;TypedArray&gt;(); </text:span></text:span><text:span text:style-name="Default_20_Paragraph_20_Font"><text:span text:style-name="T11">ES2017</text:span></text:span></text:p>
            <text:p text:style-name="P5">new &lt;TypedArray&gt;(length);</text:p>
            <text:p text:style-name="P5">new &lt;TypedArray&gt;(typedArray);</text:p>
            <text:p text:style-name="P8">new &lt;TypedArray&gt;(object);</text:p>
            <text:p text:style-name="P5">new &lt;TypedArray&gt;(buffer[,byteOffset[,len]]);</text:p>
            <text:p text:style-name="P8">&lt;TypedArray&gt;.<text:span text:style-name="T12">from(arrayLike, mapFn);</text:span></text:p>
            <text:p text:style-name="P8">&lt;TypedArray&gt;.<text:span text:style-name="T12">of(element1, /*…,*/ elementN);</text:span></text:p>
            <text:p text:style-name="P8"/>
            <text:p text:style-name="P6">Int8Array();</text:p>
            <text:p text:style-name="P5">-128 to 127, 1 byte, int8_t, Shortint</text:p>
            <text:p text:style-name="P6">Uint8Array();</text:p>
            <text:p text:style-name="P5">0 to 255, 1 byte, uint8_t, <text:span text:style-name="T13">Byte</text:span></text:p>
            <text:p text:style-name="Standard"><text:span text:style-name="Default_20_Paragraph_20_Font"><text:span text:style-name="T9">Uint8ClampedArray();</text:span></text:span></text:p>
            <text:p text:style-name="P5">0 to 255, 1 byte, uint8_t, <text:span text:style-name="T13">Byte</text:span></text:p>
            <text:p text:style-name="P6">Int16Array();</text:p>
            <text:p text:style-name="P5">-32768 to 32767, 2 byte, int16_t, Smallint</text:p>
            <text:p text:style-name="P6">Uint16Array();</text:p>
            <text:p text:style-name="P5">0 to 65535, 2 byte, uint16_t, <text:span text:style-name="T13">Word</text:span></text:p>
            <text:p text:style-name="P6">Int32Array();</text:p>
            <text:p text:style-name="P5">-2147483648 to 2147483647, 4 byte, int32_t</text:p>
            <text:p text:style-name="P6">Uint32Array();</text:p>
            <text:p text:style-name="P5">0 to 4294967295, 4 byte, uint32_t, Longword</text:p>
            <text:p text:style-name="P6">BigInt64Array();</text:p>
            <text:p text:style-name="P5">-2**63 to 2**63-1, 8 byte, int64_t, Int64</text:p>
            <text:p text:style-name="P6">BigUint64Array();</text:p>
            <text:p text:style-name="P5">0 to 2**64-1, 8 byte, uint64_t, Qword</text:p>
            <text:p text:style-name="P9">Float16Array();</text:p>
            <text:p text:style-name="P10"><text:span text:style-name="Source_20_Text"><text:span text:style-name="T14">-65504</text:span></text:span> to <text:span text:style-name="Source_20_Text"><text:span text:style-name="T14">6550</text:span></text:span><text:span text:style-name="Source_20_Text"><text:span text:style-name="T15">4</text:span></text:span><text:span text:style-name="Source_20_Text"><text:span text:style-name="T14">, </text:span></text:span><text:span text:style-name="Source_20_Text"><text:span text:style-name="T16">2 byte</text:span></text:span> <text:s/></text:p>
            <text:p text:style-name="P6">Float32Array();</text:p>
            <text:p text:style-name="P5">1.2x10-38 to 3.4x1038, 4 byte, float, <text:span text:style-name="T13">Real</text:span></text:p>
            <text:p text:style-name="P6">Float64Array();</text:p>
            <text:p text:style-name="P5">5.0x10-324 to 1.8x10308, 8 byte, <text:span text:style-name="T13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11"><text:span text:style-name="Default_20_Paragraph_20_Font"><text:span text:style-name="T9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2"><text:span text:style-name="Source_20_Text"><text:span text:style-name="T10">target.addEventListener(&lt;type&gt;,&lt;listener&gt;[,useCapture]</text:span></text:span><text:span text:style-name="Source_20_Text"><text:span text:style-name="T17">);</text:span></text:span><text:span text:style-name="Source_20_Text"><text:span text:style-name="T18"> or</text:span></text:span><text:span text:style-name="Source_20_Text"><text:span text:style-name="T19"> target.addEventListener</text:span></text:span><text:span text:style-name="Source_20_Text"><text:span text:style-name="T18">(</text:span></text:span><text:span text:style-name="Source_20_Text"><text:span text:style-name="T10">&lt;type&gt;,&lt;listener&gt;[,options]);</text:span></text:span></text:p>
            <text:p text:style-name="P12"><text:span text:style-name="Source_20_Text"><text:span text:style-name="T10">target.removeEventListener(&lt;type&gt;,&lt;listener&gt;[,useCapture]</text:span></text:span><text:span text:style-name="Source_20_Text"><text:span text:style-name="T17">);</text:span></text:span><text:span text:style-name="Source_20_Text"><text:span text:style-name="T18"> or </text:span></text:span><text:span text:style-name="Source_20_Text"><text:span text:style-name="T19">target.removeEventListener(</text:span></text:span><text:span text:style-name="Source_20_Text"><text:span text:style-name="T10">&lt;type&gt;,&lt;listener&gt;[,options]);</text:span></text:span></text:p>
            <text:p text:style-name="P13"><text:span text:style-name="Source_20_Text"><text:span text:style-name="T10">target.dispatchEvent(&lt;event&gt;); </text:span></text:span><text:span text:style-name="Source_20_Text"><text:span text:style-name="T20">and</text:span></text:span><text:span text:style-name="Source_20_Text"><text:span text:style-name="T21"> </text:span></text:span><text:span text:style-name="Source_20_Text"><text:span text:style-name="T10">target.type();</text:span></text:span><text:span text:style-name="Source_20_Text"><text:span text:style-name="T18"> or </text:span></text:span><text:span text:style-name="Source_20_Text"><text:span text:style-name="T10">target["type"]();</text:span></text:span></text:p>
          </table:table-cell>
          <table:covered-table-cell/>
          <table:covered-table-cell/>
        </table:table-row>
      </table:table>
      <text:p text:style-name="P14"/>
      <text:p text:style-name="P1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element.classList</text:p>
          </table:table-cell>
          <table:table-cell table:style-name="Table2.B1" office:value-type="string">
            <text:p text:style-name="P3">JSON</text:p>
          </table:table-cell>
        </table:table-row>
        <table:table-row>
          <table:table-cell table:style-name="Table2.A2" office:value-type="string">
            <text:p text:style-name="P5"/>
            <text:p text:style-name="P13"><text:span text:style-name="Source_20_Text"><text:span text:style-name="T10">IE10+IE11 don't have support for classList on SVG or MathML elements.</text:span></text:span></text:p>
            <text:p text:style-name="P5"/>
            <text:p text:style-name="P6">element.classList.add(String[,String]);</text:p>
            <text:p text:style-name="P5">IE10+11: yes (except the multiple arguments)</text:p>
            <text:p text:style-name="P16"/>
            <text:p text:style-name="P6">element.classList.remove(String[,String]);</text:p>
            <text:p text:style-name="P17">IE10+11: yes (except the multiple arguments)</text:p>
            <text:p text:style-name="P17">- Removing a class that does not exist, does NOT throw an error.</text:p>
            <text:p text:style-name="P5"/>
            <text:p text:style-name="P6">element.classList.contains(String);</text:p>
            <text:p text:style-name="P5">IE10+11: yes</text:p>
            <text:p text:style-name="P16"/>
            <text:p text:style-name="P6">element.classList.toggle(String[,force]);</text:p>
            <text:p text:style-name="P17">IE10+11: yes (except the second argument)</text:p>
            <text:p text:style-name="P17">- When only one argument is present: Toggle class value; if class exists then remove it and return false, if not, then add it and return true.</text:p>
            <text:p text:style-name="P17">- When a second argument is present: If the second argument evaluates to true, add specified class value, and if it evaluates to false, remove it.</text:p>
            <text:p text:style-name="P5"/>
            <text:p text:style-name="P6">element.classList.item(Number);</text:p>
            <text:p text:style-name="P5">IE10+11: yes</text:p>
            <text:p text:style-name="P5"/>
            <text:p text:style-name="P6">element.classList.length;</text:p>
            <text:p text:style-name="P5">IE10+11: yes</text:p>
            <text:p text:style-name="P16"/>
            <text:p text:style-name="P6">element.classList.replace(oldClass, newClass);</text:p>
            <text:p text:style-name="P17">IE10+11: No and the method isn't compatible with the Safari and mobile browsers too.</text:p>
            <text:p text:style-name="P16"/>
            <text:p text:style-name="P6">Remove all classes:</text:p>
            <text:p text:style-name="Standard"><text:span text:style-name="Source_20_Text"><text:span text:style-name="T10">element.className = "";</text:span></text:span></text:p>
            <text:p text:style-name="P5"/>
          </table:table-cell>
          <table:table-cell table:style-name="Table2.B2" office:value-type="string">
            <text:p text:style-name="P5"/>
            <text:p text:style-name="P5">IE8+</text:p>
            <text:p text:style-name="P5"/>
            <text:p text:style-name="Standard"><text:span text:style-name="Default_20_Paragraph_20_Font"><text:span text:style-name="T9">Valid Data Types</text:span></text:span></text:p>
            <text:p text:style-name="P5">- string</text:p>
            <text:p text:style-name="P5">- number</text:p>
            <text:p text:style-name="P5">- object (containing valid JSON values)</text:p>
            <text:p text:style-name="P5">- array</text:p>
            <text:p text:style-name="P5">- boolean</text:p>
            <text:p text:style-name="P5">- date</text:p>
            <text:p text:style-name="P5">- null</text:p>
            <text:p text:style-name="P5"/>
            <text:p text:style-name="Standard"><text:span text:style-name="Default_20_Paragraph_20_Font"><text:span text:style-name="T9">Invalid Data Types</text:span></text:span></text:p>
            <text:p text:style-name="P5">- function</text:p>
            <text:p text:style-name="P5">- Symbol</text:p>
            <text:p text:style-name="Standard"><text:span text:style-name="Default_20_Paragraph_20_Font"><text:span text:style-name="T10">- NaN, Infinity, undefined</text:span></text:span><text:span text:style-name="Default_20_Paragraph_20_Font"><text:span text:style-name="T11"> – will be "null"</text:span></text:span></text:p>
            <text:p text:style-name="P5">- an object with method(s) (functions)</text:p>
            <text:p text:style-name="Standard"><text:span text:style-name="Default_20_Paragraph_20_Font"><text:span text:style-name="T10">- Map, Set, WeakMap, WeakSet</text:span></text:span><text:span text:style-name="Default_20_Paragraph_20_Font"><text:span text:style-name="T11"> – fix: convert to array</text:span></text:span></text:p>
            <text:p text:style-name="Standard"><text:span text:style-name="Default_20_Paragraph_20_Font"><text:span text:style-name="T10">- BigInt - </text:span></text:span><text:span text:style-name="Default_20_Paragraph_20_Font"><text:span text:style-name="T11">fixed in Celestra - BigInt.prototype.toJSON();</text:span></text:span></text:p>
            <text:p text:style-name="P5"/>
            <text:p text:style-name="P6">JSON.stringify(value[,replacer[,space]]);</text:p>
            <text:p text:style-name="P5">Convert a JavaScript object to a JSON string.</text:p>
            <text:p text:style-name="P5"/>
            <text:p text:style-name="P5">JSON.stringify( { a: 1, b: "2", c: true } );</text:p>
            <text:p text:style-name="P16">// -&gt; "{\"a\":1,\"b\":\"2\",\"c\":true}"</text:p>
            <text:p text:style-name="P16"/>
            <text:p text:style-name="P5">JSON.stringify( [1, 2, 3, 4, 5] );</text:p>
            <text:p text:style-name="P16">// -&gt; "[1,2,3,4,5]"</text:p>
            <text:p text:style-name="P16"/>
            <text:p text:style-name="P6">JSON.parse(text[,reviver]);</text:p>
            <text:p text:style-name="P5">Parses a JSON string and returns a JavaScript object.</text:p>
            <text:p text:style-name="P5"/>
            <text:p text:style-name="P5">JSON.parse(JSON.stringify( {a: 1, b: "2", c: true} ));</text:p>
            <text:p text:style-name="P16">// -&gt; Object { a: 1, b: "2", c: true }</text:p>
            <text:p text:style-name="P16"/>
            <text:p text:style-name="P5">JSON.parse(JSON.stringify( [1, 2, 3, 4, 5] ));</text:p>
            <text:p text:style-name="P16">// -&gt; Array(5) [ 1, 2, 3, 4, 5 ]</text:p>
            <text:p text:style-name="P16"/>
          </table:table-cell>
        </table:table-row>
      </table:table>
      <text:p text:style-name="P7"/>
      <text:p text:style-name="P1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DOMParser</text:p>
          </table:table-cell>
          <table:table-cell table:style-name="Table3.A1" office:value-type="string">
            <text:p text:style-name="P18">BigInt <text:span text:style-name="T22">(Int64)</text:span></text:p>
          </table:table-cell>
        </table:table-row>
        <table:table-row>
          <table:table-cell table:style-name="Table3.A2" office:value-type="string">
            <text:p text:style-name="P5"/>
            <text:p text:style-name="P13"><text:span text:style-name="Source_20_Text"><text:span text:style-name="T10">IE9: XML support</text:span></text:span></text:p>
            <text:p text:style-name="P13"><text:span text:style-name="Source_20_Text"><text:span text:style-name="T10">IE10+IE11: XML, SVG and HTML support</text:span></text:span></text:p>
            <text:p text:style-name="P5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"sourceStr", "application/xml");</text:span></text:span></text:p>
            <text:p text:style-name="Standard"><text:span text:style-name="Source_20_Text"><text:span text:style-name="T10">Returns a Document, but not a SVGDocument nor a HTMLDocument.</text:span></text:span></text:p>
            <text:p text:style-name="P5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image/svg+xml");</text:span></text:span></text:p>
            <text:p text:style-name="Standard"><text:span text:style-name="Source_20_Text"><text:span text:style-name="T10">Returns a SVGDocument, which also is a Document.</text:span></text:span></text:p>
            <text:p text:style-name="P5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text/html");</text:span></text:span></text:p>
            <text:p text:style-name="Standard"><text:span text:style-name="Source_20_Text"><text:span text:style-name="T10">Returns a HTML document.</text:span></text:span></text:p>
            <text:p text:style-name="P5"/>
          </table:table-cell>
          <table:table-cell table:style-name="Table3.B2" table:number-rows-spanned="3" office:value-type="string">
            <text:p text:style-name="P5"/>
            <text:p text:style-name="Standard"><text:span text:style-name="Source_20_Text"><text:span text:style-name="T10">let theBiggestInt = 9007199254740991n;</text:span></text:span></text:p>
            <text:p text:style-name="Standard"><text:span text:style-name="Source_20_Text"><text:span text:style-name="T10">let alsoHuge = BigInt(9007199254740991);</text:span></text:span></text:p>
            <text:p text:style-name="Standard"><text:span text:style-name="Source_20_Text"><text:span text:style-name="T10">let hugeString = BigInt("9007199254740991");</text:span></text:span></text:p>
            <text:p text:style-name="Standard"><text:span text:style-name="Source_20_Text"><text:span text:style-name="T10">let hugeHex = BigInt("0x1fffffffffffff");</text:span></text:span></text:p>
            <text:p text:style-name="Standard"><text:span text:style-name="Source_20_Text"><text:span text:style-name="T10">let hugeBin = BigInt("0b11111111111111111111111111111111111111111111111111111");</text:span></text:span></text:p>
            <text:p text:style-name="Standard"><text:span text:style-name="Source_20_Text"><text:span text:style-name="T11">// all -&gt; 9007199254740991n</text:span></text:span></text:p>
            <text:p text:style-name="P5"/>
            <text:p text:style-name="Standard"><text:span text:style-name="Source_20_Text"><text:span text:style-name="T10">typeof 1n; <text:s text:c="9"/></text:span></text:span><text:span text:style-name="Source_20_Text"><text:span text:style-name="T11">// -&gt; "bigint"</text:span></text:span></text:p>
            <text:p text:style-name="Standard"><text:span text:style-name="Source_20_Text"><text:span text:style-name="T10">typeof BigInt("1"); </text:span></text:span><text:span text:style-name="Source_20_Text"><text:span text:style-name="T11">// -&gt; "bigint"</text:span></text:span></text:p>
            <text:p text:style-name="P5"/>
            <text:p text:style-name="Standard"><text:span text:style-name="Source_20_Text"><text:span text:style-name="T9">Operators:</text:span></text:span><text:span text:style-name="Source_20_Text"><text:span text:style-name="T10"> +, *, -, **, %, Bitwise operators (e.g.: &gt;&gt;&gt;)</text:span></text:span></text:p>
            <text:p text:style-name="P5"/>
            <text:p text:style-name="Standard"><text:span text:style-name="Source_20_Text"><text:span text:style-name="T10">!0n <text:s text:c="5"/></text:span></text:span><text:span text:style-name="Source_20_Text"><text:span text:style-name="T11">// -&gt; true</text:span></text:span></text:p>
            <text:p text:style-name="Standard"><text:span text:style-name="Source_20_Text"><text:span text:style-name="T10">!1n <text:s text:c="5"/></text:span></text:span><text:span text:style-name="Source_20_Text"><text:span text:style-name="T11">// -&gt; false</text:span></text:span></text:p>
            <text:p text:style-name="P5"/>
            <text:p text:style-name="Standard"><text:span text:style-name="Source_20_Text"><text:span text:style-name="T10">4n / 2n <text:s/></text:span></text:span><text:span text:style-name="Source_20_Text"><text:span text:style-name="T11">// -&gt; 2n</text:span></text:span></text:p>
            <text:p text:style-name="Standard"><text:span text:style-name="Source_20_Text"><text:span text:style-name="T10">5n / 2n <text:s/></text:span></text:span><text:span text:style-name="Source_20_Text"><text:span text:style-name="T11">// -&gt; 2n, not 2.5n -&gt; rounded</text:span></text:span></text:p>
            <text:p text:style-name="P5"/>
            <text:p text:style-name="Standard"><text:span text:style-name="Source_20_Text"><text:span text:style-name="T10">1n &lt; 2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1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2 <text:s text:c="2"/></text:span></text:span><text:span text:style-name="Source_20_Text"><text:span text:style-name="T11">// -&gt; false</text:span></text:span></text:p>
            <text:p text:style-name="Standard"><text:span text:style-name="Source_20_Text"><text:span text:style-name="T10">2n &gt;= 2 <text:s/></text:span></text:span><text:span text:style-name="Source_20_Text"><text:span text:style-name="T11">// -&gt; true</text:span></text:span></text:p>
            <text:p text:style-name="P5"/>
            <text:p text:style-name="Standard"><text:span text:style-name="Source_20_Text"><text:span text:style-name="T10">let mixed = [4n, 6, -12n, 10, 4, 0, 0n];</text:span></text:span></text:p>
            <text:p text:style-name="Standard"><text:span text:style-name="Source_20_Text"><text:span text:style-name="T10">mixed.sort();</text:span></text:span><text:span text:style-name="Source_20_Text"><text:span text:style-name="T11">// -&gt; [-12n, 0, 0n, 4n, 4, 6, 10]</text:span></text:span></text:p>
            <text:p text:style-name="P5"/>
            <text:p text:style-name="Standard"><text:span text:style-name="Source_20_Text"><text:span text:style-name="T9">Methods</text:span></text:span></text:p>
            <text:p text:style-name="Standard"><text:span text:style-name="Source_20_Text"><text:span text:style-name="T10">BigInt.asIntN();</text:span></text:span></text:p>
            <text:p text:style-name="Standard"><text:span text:style-name="Source_20_Text"><text:span text:style-name="T11"><text:s text:c="2"/>- BigInt value to a signed integer</text:span></text:span></text:p>
            <text:p text:style-name="Standard"><text:span text:style-name="Source_20_Text"><text:span text:style-name="T10">BigInt.asUintN();</text:span></text:span></text:p>
            <text:p text:style-name="Standard"><text:span text:style-name="Source_20_Text"><text:span text:style-name="T11"><text:s text:c="2"/>- BigInt value to an unsigned integer</text:span></text:span></text:p>
            <text:p text:style-name="Standard"><text:span text:style-name="Source_20_Text"><text:span text:style-name="T10">BigInt.prototype.toLocaleString();</text:span></text:span></text:p>
            <text:p text:style-name="Standard"><text:span text:style-name="Source_20_Text"><text:span text:style-name="T10">BigInt.prototype.toString();</text:span></text:span></text:p>
            <text:p text:style-name="Standard"><text:span text:style-name="Source_20_Text"><text:span text:style-name="T10">BigInt.prototype.valueOf();</text:span></text:span></text:p>
            <text:p text:style-name="P5"/>
          </table:table-cell>
        </table:table-row>
        <table:table-row>
          <table:table-cell table:style-name="Table3.A3" office:value-type="string">
            <text:p text:style-name="P4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19"/>
            <text:p text:style-name="P19">function parseHTML (str) {</text:p>
            <text:p text:style-name="P19"><text:s text:c="2"/>return Array.from(</text:p>
            <text:p text:style-name="P19"><text:s text:c="4"/>(new DOMParser())</text:p>
            <text:p text:style-name="P19"><text:s text:c="6"/>.parseFromString(str, "text/html")</text:p>
            <text:p text:style-name="P19"><text:s text:c="6"/>.childNodes[0]</text:p>
            <text:p text:style-name="P19"><text:s text:c="6"/>.childNodes[1]</text:p>
            <text:p text:style-name="P19"><text:s text:c="6"/>.childNodes</text:p>
            <text:p text:style-name="P19"><text:s text:c="2"/>);</text:p>
            <text:p text:style-name="P19">}</text:p>
            <text:p text:style-name="P19"/>
            <text:p text:style-name="P19">parseHTML(</text:p>
            <text:p text:style-name="P19"><text:s text:c="2"/>"&lt;div&gt;1&lt;p&gt;2&lt;/p&gt;&lt;p&gt;3&lt;/p&gt;&lt;/div&gt;"</text:p>
            <text:p text:style-name="P19"><text:s text:c="2"/>+ "&lt;div&gt;4&lt;p&gt;5&lt;/p&gt;&lt;p&gt;6&lt;/p&gt;&lt;/div&gt;"</text:p>
            <text:p text:style-name="P19"><text:s text:c="2"/>+ "&lt;div&gt;7&lt;/div&gt;"</text:p>
            <text:p text:style-name="P19"><text:s text:c="2"/>+ "&lt;p&gt;8&lt;/p&gt;"</text:p>
            <text:p text:style-name="P19">);</text:p>
            <text:p text:style-name="P20">// -&gt; Array(4) [ div, div, div, p ]</text:p>
            <text:p text:style-name="P20">// Tested in IE11, Edge, Firefox and Chrome.</text:p>
            <text:p text:style-name="P19"/>
          </table:table-cell>
          <table:covered-table-cell table:style-name="Table3.B2"/>
        </table:table-row>
      </table:table>
      <text:p text:style-name="P7"/>
      <text:p text:style-name="P7"/>
      <text:p text:style-name="P7"/>
      <text:p text:style-name="P21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22">Fetch</text:p>
          </table:table-cell>
          <table:table-cell table:style-name="Táblázat1.B1" office:value-type="string">
            <text:p text:style-name="P23">Fetch <text:span text:style-name="T23">POST</text:span></text:p>
          </table:table-cell>
        </table:table-row>
        <table:table-row>
          <table:table-cell table:style-name="Táblázat1.A2" office:value-type="string">
            <text:p text:style-name="P24"/>
            <text:p text:style-name="P25">Firefox, <text:span text:style-name="T24">Firefox for Android</text:span> 39</text:p>
            <text:p text:style-name="P25">Chrome, <text:span text:style-name="T24">Chrome Android, WebView Android</text:span> 42</text:p>
            <text:p text:style-name="P25">Edge 14</text:p>
            <text:p text:style-name="P25">Opera 29</text:p>
            <text:p text:style-name="P25">Safari 10.1, <text:span text:style-name="T24">Safari on iOS 10.3</text:span></text:p>
            <text:p text:style-name="P25">Samsung <text:span text:style-name="T25">I</text:span><text:span text:style-name="T26">nternet</text:span><text:span text:style-name="T25"> </text:span>4.0</text:p>
            <text:p text:style-name="P26">Deno 1, Node.js 18</text:p>
            <text:p text:style-name="P27"/>
            <text:p text:style-name="P28">// Example GET method implementation with TEXT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 data =&gt; console.log(data) )</text:p>
            <text:p text:style-name="P27"><text:s text:c="2"/>.catch( error =&gt; console.log(error) );</text:p>
            <text:p text:style-name="P27"/>
            <text:p text:style-name="P28">// Example GET method implementation with JSON:</text:p>
            <text:p text:style-name="P27">fetch("https://api.coindesk.com/v1/bpi/currentprice.json")</text:p>
            <text:p text:style-name="P27"><text:s text:c="2"/>.then( response =&gt; response.json() )</text:p>
            <text:p text:style-name="P27"><text:s text:c="2"/>.then( data =&gt; console.log(data.bpi.USD.rate) )</text:p>
            <text:p text:style-name="P27"><text:s text:c="2"/>.catch( error =&gt; console.log(error) );</text:p>
            <text:p text:style-name="P27"/>
            <text:p text:style-name="P28">// Example GET method implementation with TEXT and JSON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text =&gt; console.log(JSON.parse(text).bpi.USD.rate+"\n"+text))</text:p>
            <text:p text:style-name="P27"><text:s text:c="2"/>.catch( error =&gt; console.log(error) );</text:p>
            <text:p text:style-name="P27"/>
            <text:p text:style-name="P28">// Example POST method implementation with upload JSON data:</text:p>
            <text:p text:style-name="P27">const data = { username: "example" };</text:p>
            <text:p text:style-name="P27">fetch("https://example.com/profile", {</text:p>
            <text:p text:style-name="P27"><text:s text:c="4"/>method: "POST", // or "PUT"</text:p>
            <text:p text:style-name="P27"><text:s text:c="4"/>headers: { "Content-Type": "application/json", },</text:p>
            <text:p text:style-name="P27"><text:s text:c="4"/>body: JSON.stringify(data),</text:p>
            <text:p text:style-name="P27"><text:s text:c="2"/>})</text:p>
            <text:p text:style-name="P27"><text:s text:c="2"/>.then(response =&gt; response.json())</text:p>
            <text:p text:style-name="P27"><text:s text:c="2"/>.then(data =&gt; { console.log("Success:", data); })</text:p>
            <text:p text:style-name="P27"><text:s text:c="2"/>.catch((error) =&gt; { console.error("Error:", error); });</text:p>
            <text:p text:style-name="P27"/>
            <text:p text:style-name="P24"/>
          </table:table-cell>
          <table:table-cell table:style-name="Táblázat1.B2" office:value-type="string">
            <text:p text:style-name="P29"/>
            <text:p text:style-name="P29">// Example POST method implementation:</text:p>
            <text:p text:style-name="P30">// Default options are marked with *</text:p>
            <text:p text:style-name="P31">async function postData(url = "<text:span text:style-name="T27">url</text:span>", data = {}) {</text:p>
            <text:p text:style-name="P31"><text:s text:c="2"/>const response = await fetch(url, {</text:p>
            <text:p text:style-name="P32"><text:s text:c="4"/>method: "POST", </text:p>
            <text:p text:style-name="P33"><text:s text:c="4"/>// *GET, POST, PUT, DELETE, etc.</text:p>
            <text:p text:style-name="P32"><text:s text:c="4"/>mode: "cors",</text:p>
            <text:p text:style-name="P33"><text:s text:c="4"/>// no-cors, *cors, same-origin</text:p>
            <text:p text:style-name="P32"><text:s text:c="4"/>cache: "no-cache", </text:p>
            <text:p text:style-name="P33"><text:s text:c="4"/>// *default, no-cache, reload, force-cache, only-if-cached</text:p>
            <text:p text:style-name="P32"><text:s text:c="4"/>credentials: "same-origin", </text:p>
            <text:p text:style-name="P33"><text:s text:c="4"/>// include, *same-origin, omit</text:p>
            <text:p text:style-name="P34"><text:s text:c="4"/>headers: {"Content-Type": "application/json"},</text:p>
            <text:p text:style-name="P31"><text:s text:c="4"/><text:span text:style-name="T28">// "Content-Type": "application/x-www-form-urlencoded"</text:span></text:p>
            <text:p text:style-name="P32"><text:s text:c="4"/>redirect: "follow", </text:p>
            <text:p text:style-name="P33"><text:s text:c="4"/>// manual, *follow, error</text:p>
            <text:p text:style-name="P35"><text:s text:c="4"/>referrerPolicy: "no-referrer",</text:p>
            <text:p text:style-name="P36"><text:s text:c="4"/>// no-referrer, *no-referrer-when-downgrade, origin, origin-when-cross-origin, same-origin, strict-origin, strict-origin-when-cross-origin, unsafe-url</text:p>
            <text:p text:style-name="P35"><text:s text:c="4"/>body: JSON.stringify(data) </text:p>
            <text:p text:style-name="P36"><text:s text:c="4"/>// body data type must match "Content-Type" header</text:p>
            <text:p text:style-name="P31"><text:s text:c="2"/>});</text:p>
            <text:p text:style-name="P37"><text:s text:c="2"/>return response.json();</text:p>
            <text:p text:style-name="P38"><text:s text:c="2"/>// parses JSON response into native JavaScript objects</text:p>
            <text:p text:style-name="P31">}</text:p>
            <text:p text:style-name="P31"/>
            <text:p text:style-name="P31">postData("https://example.com/answer", { answer: 42 })</text:p>
            <text:p text:style-name="P31"><text:s text:c="2"/>.then(data =&gt; { console.log(data); });</text:p>
            <text:p text:style-name="P31"><text:s text:c="2"/><text:span text:style-name="T28">// JSON data parsed by `data.json()` call</text:span></text:p>
            <text:p text:style-name="P29"/>
          </table:table-cell>
        </table:table-row>
      </table:table>
      <text:p text:style-name="P21"/>
      <text:p text:style-name="P21"/>
      <text:p text:style-name="P21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9">Nullish coalescing operator</text:p>
            <text:p text:style-name="P40">x ?? y</text:p>
          </table:table-cell>
          <table:table-cell table:style-name="Table4.A1" office:value-type="string">
            <text:p text:style-name="P39">Logical nullish assignment</text:p>
            <text:p text:style-name="P41">x ??= y</text:p>
          </table:table-cell>
          <table:table-cell table:style-name="Table4.A1" office:value-type="string">
            <text:p text:style-name="P39">Logical AND assign<text:span text:style-name="T29">m</text:span><text:span text:style-name="T30">ent</text:span></text:p>
            <text:p text:style-name="P41">x &amp;&amp;= y</text:p>
          </table:table-cell>
          <table:table-cell table:style-name="Table4.D1" office:value-type="string">
            <text:p text:style-name="P39">Logical OR assignment</text:p>
            <text:p text:style-name="P41">x ||= y</text:p>
          </table:table-cell>
        </table:table-row>
        <table:table-row>
          <table:table-cell table:style-name="Table4.A2" office:value-type="string">
            <text:p text:style-name="P42">FF 7<text:span text:style-name="T31">2</text:span>, Chrome and Edge 8<text:span text:style-name="T31">0</text:span>, Safari 1<text:span text:style-name="T31">3.1</text:span>, <text:span text:style-name="T31">Safari on iOS 13.4, </text:span>Samsung Internet <text:span text:style-name="T31">13</text:span></text:p>
          </table:table-cell>
          <table:table-cell table:style-name="Table4.B2" table:number-columns-spanned="3" office:value-type="string">
            <text:p text:style-name="P43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44"/>
            <text:p text:style-name="P44">The nullish coalescing operator (??) is a logical operator that <text:span text:style-name="T32">returns its right-hand side operand when its left-hand side operand is null or undefined</text:span>, <text:span text:style-name="T32">and otherwise returns its left-hand side operand.</text:span></text:p>
            <text:p text:style-name="P45"/>
          </table:table-cell>
          <table:table-cell table:style-name="Table4.B3" office:value-type="string">
            <text:p text:style-name="P44"/>
            <text:p text:style-name="P44">The logical nullish assignment <text:s/>operator <text:span text:style-name="T32">only assigns if x is nullish</text:span> <text:span text:style-name="T32">(null or undefined)</text:span>.</text:p>
            <text:p text:style-name="P44"/>
          </table:table-cell>
          <table:table-cell table:style-name="Table4.C3" office:value-type="string">
            <text:p text:style-name="P44"/>
            <text:p text:style-name="P44">The logical AND assignment <text:s/>operator <text:span text:style-name="T32">only assigns if x is truthy</text:span>.</text:p>
            <text:p text:style-name="P46"/>
          </table:table-cell>
          <table:table-cell table:style-name="Table4.D3" office:value-type="string">
            <text:p text:style-name="P44"/>
            <text:p text:style-name="P47">The logical OR assignment <text:s/>operator <text:span text:style-name="T32">only assigns if x is falsy</text:span>.</text:p>
            <text:p text:style-name="P47"><text:s/></text:p>
            <text:p text:style-name="P48">(false, 0, -0, 0n, "", '', ``, null, undefined, NaN)</text:p>
            <text:p text:style-name="P49"/>
          </table:table-cell>
        </table:table-row>
        <table:table-row>
          <table:table-cell table:style-name="Table4.A4" office:value-type="string">
            <text:p text:style-name="P50"/>
            <text:p text:style-name="P50">const nullValue = null;</text:p>
            <text:p text:style-name="P50">const emptyText = ""; <text:span text:style-name="T28">// falsy</text:span></text:p>
            <text:p text:style-name="P50">const someNumber = 42;</text:p>
            <text:p text:style-name="P50"/>
            <text:p text:style-name="P50">const valA = nullValue ?? "defaultA"; </text:p>
            <text:p text:style-name="P51">// "defaultA"</text:p>
            <text:p text:style-name="P50"/>
            <text:p text:style-name="P50">const valB = emptyText ?? "default B";</text:p>
            <text:p text:style-name="P51">// "" (empty string is not null or undefined)</text:p>
            <text:p text:style-name="P50"/>
            <text:p text:style-name="P50">const valC = someNumber ?? 0;</text:p>
            <text:p text:style-name="P51">// 42</text:p>
            <text:p text:style-name="P51"/>
          </table:table-cell>
          <table:table-cell table:style-name="Table4.B3" office:value-type="string">
            <text:p text:style-name="P48"/>
            <text:p text:style-name="P48">function config (options) {</text:p>
            <text:p text:style-name="P48"><text:s text:c="2"/>options.duration ??= 100;</text:p>
            <text:p text:style-name="P48"><text:s text:c="2"/>options.speed ??= 25;</text:p>
            <text:p text:style-name="P48"><text:s text:c="2"/>return options;</text:p>
            <text:p text:style-name="P48">}</text:p>
            <text:p text:style-name="P48"/>
            <text:p text:style-name="P48">config({duration: 125}); </text:p>
            <text:p text:style-name="P52">// {duration: 125, speed: 25}</text:p>
            <text:p text:style-name="P48"/>
            <text:p text:style-name="P48">config({}); </text:p>
            <text:p text:style-name="P52">// {duration: 100, speed: 25}</text:p>
            <text:p text:style-name="P48"/>
          </table:table-cell>
          <table:table-cell table:style-name="Table4.C4" office:value-type="string">
            <text:p text:style-name="P48"/>
            <text:p text:style-name="P48">let x = 0;</text:p>
            <text:p text:style-name="P48">let y = 1;</text:p>
            <text:p text:style-name="P48"/>
            <text:p text:style-name="P48">x &amp;&amp;= 0; <text:span text:style-name="T28">// 0</text:span></text:p>
            <text:p text:style-name="P48">x &amp;&amp;= 1; <text:span text:style-name="T28">// 0</text:span></text:p>
            <text:p text:style-name="P48">y &amp;&amp;= 1; <text:span text:style-name="T28">// 1</text:span></text:p>
            <text:p text:style-name="P48">y &amp;&amp;= 0; <text:span text:style-name="T28">// 0</text:span></text:p>
            <text:p text:style-name="P52"/>
          </table:table-cell>
          <table:table-cell table:style-name="Table4.D4" office:value-type="string">
            <text:p text:style-name="P44"/>
            <text:p text:style-name="P50">const a = { </text:p>
            <text:p text:style-name="P50"><text:s text:c="2"/>duration: 50, </text:p>
            <text:p text:style-name="P50"><text:s text:c="2"/>title: ""</text:p>
            <text:p text:style-name="P50">};</text:p>
            <text:p text:style-name="P48"/>
            <text:p text:style-name="P53">a.duration ||= 10;</text:p>
            <text:p text:style-name="P54">// 5</text:p>
            <text:p text:style-name="P48"/>
            <text:p text:style-name="P48">a.title ||= "title is empty.";</text:p>
            <text:p text:style-name="P52">// "title is empty"</text:p>
          </table:table-cell>
        </table:table-row>
        <table:table-row>
          <table:table-cell table:style-name="Table4.A4" office:value-type="string">
            <text:p text:style-name="P50"/>
            <text:p text:style-name="P50">let count = 0;</text:p>
            <text:p text:style-name="P50">let text = "";</text:p>
            <text:p text:style-name="P50">let qty = count || 42; <text:span text:style-name="T28">// 42</text:span></text:p>
            <text:p text:style-name="P51">let message = text || "hi!"; // "hi!"</text:p>
            <text:p text:style-name="P51"/>
          </table:table-cell>
          <table:table-cell table:style-name="Table4.B3" office:value-type="string">
            <text:p text:style-name="P48"/>
            <text:p text:style-name="P50">const a = { duration: 50 };</text:p>
            <text:p text:style-name="P50">a.duration ??= 10; <text:span text:style-name="T28">// 50</text:span></text:p>
            <text:p text:style-name="P50">a.speed ??= 25; <text:s text:c="3"/><text:span text:style-name="T28">// 25</text:span></text:p>
            <text:p text:style-name="P51"/>
          </table:table-cell>
          <table:table-cell table:style-name="Table4.C4" office:value-type="string">
            <text:p text:style-name="P48"/>
            <text:p text:style-name="P50">let a = 1;</text:p>
            <text:p text:style-name="P50">let b = 0;</text:p>
            <text:p text:style-name="P50">a &amp;&amp;= 2; <text:span text:style-name="T28">// 2</text:span></text:p>
            <text:p text:style-name="P50">b &amp;&amp;= 2; <text:span text:style-name="T28">// 0</text:span></text:p>
            <text:p text:style-name="P51"/>
          </table:table-cell>
          <table:table-cell table:style-name="Table4.D4" office:value-type="string">
            <text:p text:style-name="P44"/>
          </table:table-cell>
        </table:table-row>
        <table:table-row table:style-name="Table4.1">
          <table:table-cell table:style-name="Table4.A6" table:number-columns-spanned="2" office:value-type="string">
            <text:p text:style-name="P55"/>
          </table:table-cell>
          <table:covered-table-cell/>
          <table:table-cell table:style-name="Table4.C6" office:value-type="string">
            <text:p text:style-name="P39">equivalent</text:p>
          </table:table-cell>
          <table:table-cell table:style-name="Table4.D6" office:value-type="string">
            <text:p text:style-name="P39">not equivalent</text:p>
          </table:table-cell>
        </table:table-row>
        <table:table-row table:style-name="Table4.1">
          <table:table-cell table:style-name="Table4.C6" office:value-type="string">
            <text:p text:style-name="P56">Nullish coalescing operator (??)</text:p>
          </table:table-cell>
          <table:table-cell table:style-name="Table4.C6" office:value-type="string">
            <text:p text:style-name="P57">x ?? y </text:p>
          </table:table-cell>
          <table:table-cell table:style-name="Table4.C7" office:value-type="string">
            <text:p text:style-name="P58">(x != null) ? x : y</text:p>
          </table:table-cell>
          <table:table-cell table:style-name="Table4.D7" office:value-type="string">
            <text:p text:style-name="P59"/>
          </table:table-cell>
        </table:table-row>
        <table:table-row table:style-name="Table4.1">
          <table:table-cell table:style-name="Table4.C6" office:value-type="string">
            <text:p text:style-name="P56">Logical nullish assignment (??=)</text:p>
          </table:table-cell>
          <table:table-cell table:style-name="Table4.C6" office:value-type="string">
            <text:p text:style-name="P60">x ??= y</text:p>
          </table:table-cell>
          <table:table-cell table:style-name="Table4.C8" office:value-type="string">
            <text:p text:style-name="P61">x ?? (x = y);</text:p>
          </table:table-cell>
          <table:table-cell table:style-name="Table4.D8" office:value-type="string">
            <text:p text:style-name="P59">x = x ?? y;</text:p>
          </table:table-cell>
        </table:table-row>
        <table:table-row table:style-name="Table4.1">
          <table:table-cell table:style-name="Table4.C6" office:value-type="string">
            <text:p text:style-name="P56">Logical AND assignment (&amp;&amp;=)</text:p>
          </table:table-cell>
          <table:table-cell table:style-name="Table4.C6" office:value-type="string">
            <text:p text:style-name="P60">x &amp;&amp;= y</text:p>
          </table:table-cell>
          <table:table-cell table:style-name="Table4.C9" office:value-type="string">
            <text:p text:style-name="P59">x &amp;&amp; (x = y);</text:p>
          </table:table-cell>
          <table:table-cell table:style-name="Table4.D9" office:value-type="string">
            <text:p text:style-name="P59">x = x &amp;&amp; y;</text:p>
          </table:table-cell>
        </table:table-row>
        <table:table-row table:style-name="Table4.1">
          <table:table-cell table:style-name="Table4.C6" office:value-type="string">
            <text:p text:style-name="P56">Logical OR assignment (||=)</text:p>
          </table:table-cell>
          <table:table-cell table:style-name="Table4.C6" office:value-type="string">
            <text:p text:style-name="P55">x ||= y</text:p>
          </table:table-cell>
          <table:table-cell table:style-name="Table4.C10" office:value-type="string">
            <text:p text:style-name="P59">x || (x = y);</text:p>
          </table:table-cell>
          <table:table-cell table:style-name="Table4.D10" office:value-type="string">
            <text:p text:style-name="P59">x = x || y;</text:p>
          </table:table-cell>
        </table:table-row>
      </table:table>
      <text:p text:style-name="P21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62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63">ES6, no IE11 support - FF <text:span text:style-name="T33">4</text:span><text:span text:style-name="T31">2</text:span>, Chrome <text:span text:style-name="T33">49, </text:span>Edge <text:span text:style-name="T33">12</text:span>, Safari 1<text:span text:style-name="T33">0</text:span>, <text:span text:style-name="T31">Safari on iOS 1</text:span><text:span text:style-name="T33">0</text:span><text:span text:style-name="T31">, </text:span>Samsung Internet <text:span text:style-name="T33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64">Function</text:p>
          </table:table-cell>
          <table:table-cell table:style-name="Table5.A3" office:value-type="string">
            <text:p text:style-name="P62">Description</text:p>
          </table:table-cell>
          <table:table-cell table:style-name="Table5.C3" office:value-type="string">
            <text:p text:style-name="P65">equivalent</text:p>
          </table:table-cell>
        </table:table-row>
        <table:table-row>
          <table:table-cell table:style-name="Table5.A4" office:value-type="string">
            <text:p text:style-name="P44">Reflect.apply(target, thisArgument, argumentsList);</text:p>
          </table:table-cell>
          <table:table-cell table:style-name="Table5.B4" office:value-type="string">
            <text:p text:style-name="P44">Calls a target function with arguments as specified by the argumentsList parameter.</text:p>
          </table:table-cell>
          <table:table-cell table:style-name="Table5.C4" office:value-type="string">
            <text:p text:style-name="P66">Function.prototype.apply.call(target, thisArgument, argumentsList);</text:p>
          </table:table-cell>
        </table:table-row>
        <table:table-row>
          <table:table-cell table:style-name="Table5.A5" office:value-type="string">
            <text:p text:style-name="P67">Reflect.construct(target,argumentsList</text:p>
            <text:p text:style-name="P67">[,newTarget]);</text:p>
          </table:table-cell>
          <table:table-cell table:style-name="Table5.B5" office:value-type="string">
            <text:p text:style-name="P44">The <text:span text:style-name="T34">new operator </text:span>as a function. </text:p>
          </table:table-cell>
          <table:table-cell table:style-name="Table5.C5" office:value-type="string">
            <text:p text:style-name="P68"><text:span text:style-name="Source_20_Text"><text:span text:style-name="T35">new target(...argumentsList);</text:span></text:span></text:p>
          </table:table-cell>
        </table:table-row>
        <table:table-row>
          <table:table-cell table:style-name="Table5.A5" office:value-type="string">
            <text:p text:style-name="P67">Reflect.defineProperty(target,propertyKey,</text:p>
            <text:p text:style-name="P67">attributes);</text:p>
          </table:table-cell>
          <table:table-cell table:style-name="Table5.B5" office:value-type="string">
            <text:p text:style-name="P68"><text:span text:style-name="T36">Similar to Object.defineProperty(). Returns a boolean that is </text:span><text:span text:style-name="Source_20_Text"><text:span text:style-name="T35">true</text:span></text:span><text:span text:style-name="T36"> if the property was successfully defined.</text:span></text:p>
          </table:table-cell>
          <table:table-cell table:style-name="Table5.C6" office:value-type="string">
            <text:p text:style-name="P69"><text:span text:style-name="Source_20_Text"><text:span text:style-name="T35">Object.defineProperty(target, propertyKey,attributes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deleteProperty(target,propertyKey);</text:p>
          </table:table-cell>
          <table:table-cell table:style-name="Table5.B5" office:value-type="string">
            <text:p text:style-name="P44">The delete operator as a function.</text:p>
          </table:table-cell>
          <table:table-cell table:style-name="Table5.C7" office:value-type="string">
            <text:p text:style-name="P44">delete target[propertyKey];</text:p>
          </table:table-cell>
        </table:table-row>
        <table:table-row>
          <table:table-cell table:style-name="Table5.A5" office:value-type="string">
            <text:p text:style-name="P44">Reflect.get(target,propertyKey[,receiver]);</text:p>
          </table:table-cell>
          <table:table-cell table:style-name="Table5.B5" office:value-type="string">
            <text:p text:style-name="P44">Returns the value of the property <text:span text:style-name="T37">of the object</text:span>.</text:p>
          </table:table-cell>
          <table:table-cell table:style-name="Table5.C8" office:value-type="string">
            <text:p text:style-name="P44">target[propertyKey];</text:p>
          </table:table-cell>
        </table:table-row>
        <table:table-row>
          <table:table-cell table:style-name="Table5.A5" office:value-type="string">
            <text:p text:style-name="P67">Reflect.getOwnPropertyDescriptor(target,</text:p>
            <text:p text:style-name="P67">propertyKey);</text:p>
          </table:table-cell>
          <table:table-cell table:style-name="Table5.B5" office:value-type="string">
            <text:p text:style-name="P44">Returns a property descriptor of the given property if it exists on the object, undefined otherwise.</text:p>
          </table:table-cell>
          <table:table-cell table:style-name="Table5.C9" office:value-type="string">
            <text:p text:style-name="P70"><text:span text:style-name="Source_20_Text"><text:span text:style-name="T35">Object.getOwnPropertyDescriptor(</text:span></text:span><text:span text:style-name="Source_20_Text"><text:span text:style-name="T38">target</text:span></text:span><text:span text:style-name="Source_20_Text"><text:span text:style-name="T35">, propertyKey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getPrototypeOf(target);</text:p>
          </table:table-cell>
          <table:table-cell table:style-name="Table5.B5" office:value-type="string">
            <text:p text:style-name="P71"><text:span text:style-name="Source_20_Text"><text:span text:style-name="T35">Object.getPrototypeOf(target);</text:span></text:span></text:p>
          </table:table-cell>
          <table:table-cell table:style-name="Table5.C10" office:value-type="string">
            <text:p text:style-name="P72"><text:span text:style-name="Source_20_Text"><text:span text:style-name="T35">Object.getPrototypeOf(</text:span></text:span><text:span text:style-name="Source_20_Text"><text:span text:style-name="T38">target</text:span></text:span><text:span text:style-name="Source_20_Text"><text:span text:style-name="T35">);</text:span></text:span></text:p>
          </table:table-cell>
        </table:table-row>
        <table:table-row>
          <table:table-cell table:style-name="Table5.A5" office:value-type="string">
            <text:p text:style-name="P44">Reflect.has(target,propertyKey);</text:p>
          </table:table-cell>
          <table:table-cell table:style-name="Table5.B5" office:value-type="string">
            <text:p text:style-name="P44">Returns a boolean whether the target has the property.</text:p>
          </table:table-cell>
          <table:table-cell table:style-name="Table5.C11" office:value-type="string">
            <text:p text:style-name="P73"><text:span text:style-name="T39">p</text:span>ropertyKey <text:span text:style-name="T40">in target;</text:span></text:p>
          </table:table-cell>
        </table:table-row>
        <table:table-row>
          <table:table-cell table:style-name="Table5.A5" office:value-type="string">
            <text:p text:style-name="P44">Reflect.isExtensible(target);</text:p>
          </table:table-cell>
          <table:table-cell table:style-name="Table5.B5" office:value-type="string">
            <text:p text:style-name="P44">Returns a boolean that is true if the target is extensible.</text:p>
          </table:table-cell>
          <table:table-cell table:style-name="Table5.C12" office:value-type="string">
            <text:p text:style-name="P72"><text:span text:style-name="Source_20_Text"><text:span text:style-name="T35">Object.isExtensible(</text:span></text:span><text:span text:style-name="Source_20_Text"><text:span text:style-name="T38">target</text:span></text:span><text:span text:style-name="Source_20_Text"><text:span text:style-name="T35">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ownKeys(target);</text:p>
          </table:table-cell>
          <table:table-cell table:style-name="Table5.B5" office:value-type="string">
            <text:p text:style-name="P44">Returns an array of the target object's own (not inherited) property keys.</text:p>
          </table:table-cell>
          <table:table-cell table:style-name="Table5.C13" office:value-type="string">
            <text:p text:style-name="P44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44">Reflect.preventExtensions(target);</text:p>
          </table:table-cell>
          <table:table-cell table:style-name="Table5.B5" office:value-type="string">
            <text:p text:style-name="P44"><text:span text:style-name="T41">P</text:span>revents new properties from ever being added to an object. <text:span text:style-name="T39">S</text:span>imilar to Object.preventExtensions().</text:p>
          </table:table-cell>
          <table:table-cell table:style-name="Table5.C14" office:value-type="string">
            <text:p text:style-name="P74"><text:span text:style-name="Source_20_Text"><text:span text:style-name="T35">Object.preventExtensions(target);</text:span></text:span></text:p>
            <text:p text:style-name="P75"/>
          </table:table-cell>
        </table:table-row>
        <table:table-row>
          <table:table-cell table:style-name="Table5.A5" office:value-type="string">
            <text:p text:style-name="P67">Reflect.set(target,propertyKey,value</text:p>
            <text:p text:style-name="P67">[,receiver]);</text:p>
          </table:table-cell>
          <table:table-cell table:style-name="Table5.B5" office:value-type="string">
            <text:p text:style-name="P44"><text:span text:style-name="T41">A</text:span>ssigns values to properties. Returns a boolean that is true if the update was successful.</text:p>
          </table:table-cell>
          <table:table-cell table:style-name="Table5.C15" office:value-type="string">
            <text:p text:style-name="P75">target[propertyKey] = value;</text:p>
          </table:table-cell>
        </table:table-row>
        <table:table-row>
          <table:table-cell table:style-name="Table5.A16" office:value-type="string">
            <text:p text:style-name="P44">Reflect.setPrototypeOf(target,prototype);</text:p>
          </table:table-cell>
          <table:table-cell table:style-name="Table5.B16" office:value-type="string">
            <text:p text:style-name="P44"><text:span text:style-name="T41">S</text:span>ets the prototype of an object. Returns a boolean that is true if the update was successful.</text:p>
          </table:table-cell>
          <table:table-cell table:style-name="Table5.C16" office:value-type="string">
            <text:p text:style-name="P69"><text:span text:style-name="Source_20_Text"><text:span text:style-name="T35">Object.setPrototypeOf(target,prototype);</text:span></text:span></text:p>
            <text:p text:style-name="P44"/>
          </table:table-cell>
        </table:table-row>
      </table:table>
      <text:p text:style-name="P21"><text:soft-page-break/></text:p>
      <text:p text:style-name="P7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7">Map <text:span text:style-name="T42">Object</text:span></text:p>
          </table:table-cell>
          <table:table-cell table:style-name="Table6.B1" office:value-type="string">
            <text:p text:style-name="P77">Set <text:span text:style-name="T42">Object </text:span><text:span text:style-name="T43">helper functions</text:span></text:p>
          </table:table-cell>
        </table:table-row>
        <table:table-row>
          <table:table-cell table:style-name="Table6.A2" office:value-type="string">
            <text:p text:style-name="P78"/>
            <text:p text:style-name="P79"><text:span text:style-name="T44">var myMap = new Map(</text:span><text:span text:style-name="T42">[iterable]</text:span><text:span text:style-name="T44">);</text:span></text:p>
            <text:p text:style-name="P78"/>
            <text:p text:style-name="P78">// <text:span text:style-name="T44">The Map object</text:span><text:span text:style-name="T42">s</text:span><text:span text:style-name="T44"> are iterable.</text:span></text:p>
            <text:p text:style-name="P78">for (<text:span text:style-name="T44">let</text:span> [key, value] of myMap) { </text:p>
            <text:p text:style-name="P78"><text:s text:c="2"/>console.log(`${key} = ${value}`);</text:p>
            <text:p text:style-name="P78">}</text:p>
            <text:p text:style-name="P78"/>
            <text:p text:style-name="P80">var cloneMap = new Map(myMap);</text:p>
            <text:p text:style-name="P80">Map.prototype.size;</text:p>
            <text:p text:style-name="P80">Map.prototype.get(&lt;key&gt;); -&gt; value/undefines</text:p>
            <text:p text:style-name="P80">Map.prototype.set(&lt;key&gt;,&lt;value&gt;); -&gt; Map object</text:p>
            <text:p text:style-name="P80">Map.prototype.has(&lt;key&gt;); -&gt; boolean</text:p>
            <text:p text:style-name="P80">Map.prototype.delete(&lt;key&gt;); -&gt; boolean</text:p>
            <text:p text:style-name="P80">Map.prototype.clear(); -&gt; undefined</text:p>
            <text:p text:style-name="P80"/>
            <text:p text:style-name="P80">Map.prototype.forEach(function (value,key,map)<text:span text:style-name="T42">)</text:span>; -&gt; undefined</text:p>
            <text:p text:style-name="P80">Map.prototype.keys(); -&gt; iterator of keys</text:p>
            <text:p text:style-name="P80">Map.prototype.values(); -&gt; iterator of values</text:p>
            <text:p text:style-name="P80">Map.prototype.entries(); -&gt; iterator of [key, value]</text:p>
            <text:p text:style-name="P80"/>
          </table:table-cell>
          <table:table-cell table:style-name="Table6.B2" table:number-rows-spanned="3" office:value-type="string">
            <text:p text:style-name="P81">function isSuperset(set, subset) {</text:p>
            <text:p text:style-name="P81"><text:s text:c="2"/>for (const elem of subset) {</text:p>
            <text:p text:style-name="P81"><text:s text:c="4"/>if (!set.has(elem)) { return false; }</text:p>
            <text:p text:style-name="P81"><text:s text:c="2"/>}</text:p>
            <text:p text:style-name="P81"><text:s text:c="2"/>return true;</text:p>
            <text:p text:style-name="P81">}</text:p>
            <text:p text:style-name="P81"/>
            <text:p text:style-name="P81">function union(setA, setB) {</text:p>
            <text:p text:style-name="P81"><text:s text:c="2"/>const _union = new Set(setA);</text:p>
            <text:p text:style-name="P81"><text:s text:c="2"/>for (const elem of setB) { _union.add(elem); }</text:p>
            <text:p text:style-name="P81"><text:s text:c="2"/>return _union;</text:p>
            <text:p text:style-name="P81">}</text:p>
            <text:p text:style-name="P81">function intersection(setA, setB) {</text:p>
            <text:p text:style-name="P81"><text:s text:c="2"/>const _intersection = new Set();</text:p>
            <text:p text:style-name="P81"><text:s text:c="2"/>for (const elem of setB) {</text:p>
            <text:p text:style-name="P81"><text:s text:c="4"/>if (setA.has(elem)) { _intersection.add(elem); }</text:p>
            <text:p text:style-name="P81"><text:s text:c="2"/>}</text:p>
            <text:p text:style-name="P81"><text:s text:c="2"/>return _intersection;</text:p>
            <text:p text:style-name="P81">}</text:p>
            <text:p text:style-name="P81"/>
            <text:p text:style-name="P82">function difference(setA, setB) {</text:p>
            <text:p text:style-name="P82"><text:s text:c="2"/>const _difference = new Set(setA);</text:p>
            <text:p text:style-name="P82"><text:s text:c="2"/>for (const elem of setB) { _difference.delete(elem); }</text:p>
            <text:p text:style-name="P82"><text:s text:c="2"/>return _difference;</text:p>
            <text:p text:style-name="P82">}</text:p>
            <text:p text:style-name="P81">function symmetricDifference(setA, setB) {</text:p>
            <text:p text:style-name="P81"><text:s text:c="2"/>const _d = new Set(setA);</text:p>
            <text:p text:style-name="P81"><text:s text:c="2"/>for (const <text:span text:style-name="T43">e</text:span> of setB) {</text:p>
            <text:p text:style-name="P81"><text:s text:c="4"/>if (_d.has(<text:span text:style-name="T43">e</text:span>)) { _d.delete(<text:span text:style-name="T43">e</text:span>); } else { _d.add(<text:span text:style-name="T43">e</text:span>); }</text:p>
            <text:p text:style-name="P81"><text:s text:c="2"/>}</text:p>
            <text:p text:style-name="P81"><text:s text:c="2"/>return _d;</text:p>
            <text:p text:style-name="P81">}</text:p>
            <text:p text:style-name="P81"/>
            <text:p text:style-name="P81">const setA = new Set([1,2,3,4]), setB = new Set([2, 3]), setC = new Set([3, 4, 5, 6])</text:p>
            <text:p text:style-name="P81">isSuperset(setA, setB); <text:s text:c="9"/>// true</text:p>
            <text:p text:style-name="P81">union(setA, setC); <text:s text:c="14"/>// <text:span text:style-name="T42">Set </text:span>{1, 2, 3, 4, 5, 6}</text:p>
            <text:p text:style-name="P81">intersection(setA, setC); <text:s text:c="7"/>// <text:span text:style-name="T42">S</text:span>et {3, 4}</text:p>
            <text:p text:style-name="P82">difference(setA, setC); <text:s text:c="9"/>// Set {1, 2}</text:p>
            <text:p text:style-name="P81">symmetricDifference(setA, setC); // Set {1, 2, 5, 6}</text:p>
          </table:table-cell>
        </table:table-row>
        <table:table-row>
          <table:table-cell table:style-name="Table6.A3" office:value-type="string">
            <text:p text:style-name="P83">Set Objec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84"/>
            <text:p text:style-name="P84"><text:span text:style-name="T44">var my</text:span><text:span text:style-name="T42">Set</text:span><text:span text:style-name="T44"> = new </text:span><text:span text:style-name="T42">Set</text:span><text:span text:style-name="T44">(</text:span><text:span text:style-name="T42">[iterable]</text:span><text:span text:style-name="T44">);</text:span></text:p>
            <text:p text:style-name="P84"/>
            <text:p text:style-name="P84">// <text:span text:style-name="T44">The </text:span><text:span text:style-name="T42">Set</text:span><text:span text:style-name="T44"> object</text:span><text:span text:style-name="T42">s</text:span><text:span text:style-name="T44"> are iterable.</text:span></text:p>
            <text:p text:style-name="P84">for (const item of mySet) { console.log(item); }</text:p>
            <text:p text:style-name="P84"/>
            <text:p text:style-name="P84"><text:span text:style-name="T44">var clone</text:span><text:span text:style-name="T42">Set</text:span><text:span text:style-name="T44"> = new </text:span><text:span text:style-name="T42">Set</text:span><text:span text:style-name="T44">(my</text:span><text:span text:style-name="T42">S</text:span><text:span text:style-name="T45">e</text:span><text:span text:style-name="T42">t</text:span><text:span text:style-name="T44">);</text:span></text:p>
            <text:p text:style-name="P84"><text:span text:style-name="T42">Set</text:span><text:span text:style-name="T44">.prototype.size;</text:span></text:p>
            <text:p text:style-name="P84"><text:span text:style-name="T42">Set</text:span><text:span text:style-name="T44">.prototype.</text:span><text:span text:style-name="T42">add</text:span><text:span text:style-name="T44">(&lt;value&gt;); -&gt; </text:span><text:span text:style-name="T42">Set</text:span><text:span text:style-name="T44"> object</text:span></text:p>
            <text:p text:style-name="P81"><text:span text:style-name="T42">Set</text:span>.prototype.has(&lt;<text:span text:style-name="T42">value</text:span>&gt;); -&gt; boolean</text:p>
            <text:p text:style-name="P81"><text:span text:style-name="T42">Set</text:span>.prototype.delete(&lt;<text:span text:style-name="T42">value</text:span>&gt;); -&gt; boolean</text:p>
            <text:p text:style-name="P81"><text:span text:style-name="T42">Set</text:span>.prototype.clear(); -&gt; undefined</text:p>
            <text:p text:style-name="P81"/>
            <text:p text:style-name="P81"><text:span text:style-name="T42">Set</text:span>.prototype.forEach(function (value,<text:span text:style-name="T42">value</text:span>,<text:span text:style-name="T42">set</text:span>)<text:span text:style-name="T42">)</text:span>; -&gt; undefined</text:p>
            <text:p text:style-name="P81"><text:span text:style-name="T42">Set</text:span>.prototype.keys(); -&gt; iterator of <text:span text:style-name="T42">values</text:span></text:p>
            <text:p text:style-name="P81"><text:span text:style-name="T42">Set</text:span>.prototype.values(); -&gt; iterator of values</text:p>
            <text:p text:style-name="P81"><text:span text:style-name="T42">Set</text:span>.prototype.entries(); -&gt; iterator of [<text:span text:style-name="T42">value</text:span>, value]</text:p>
          </table:table-cell>
          <table:covered-table-cell table:style-name="Table6.B2"/>
        </table:table-row>
      </table:table>
      <text:p text:style-name="P76"><text:soft-page-break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5">Array.fromAsync(<text:span text:style-name="T46">);</text:span></text:p>
          </table:table-cell>
          <table:table-cell table:style-name="Table7.B1" office:value-type="string">
            <text:p text:style-name="P86">Set methods</text:p>
          </table:table-cell>
        </table:table-row>
        <table:table-row>
          <table:table-cell table:style-name="Table7.A2" office:value-type="string">
            <text:p text:style-name="P87">Array.fromAsync(&lt;<text:span text:style-name="T47">object&gt;[</text:span>,mapFn<text:span text:style-name="T47">[</text:span>,thisArg<text:span text:style-name="T47">]]</text:span>)</text:p>
            <text:p text:style-name="P87"><text:s text:c="2"/>.<text:span text:style-name="T47">then((resultArray) =&gt; /* todo with resultArray */);</text:span></text:p>
            <text:p text:style-name="P88"/>
            <text:p text:style-name="P88"><text:span text:style-name="T48">Object types:</text:span><text:span text:style-name="T47"> </text:span><text:span text:style-name="T49">async iterable, iterable </text:span><text:span text:style-name="T50">(Array, Map, Set, NodeList, etc.)</text:span><text:span text:style-name="T51">, </text:span><text:span text:style-name="T49">array-like</text:span></text:p>
            <text:p text:style-name="P89"/>
            <text:p text:style-name="P90"><text:span text:style-name="T52">mapfn parameters: </text:span><text:span text:style-name="T53">element, index</text:span></text:p>
          </table:table-cell>
          <table:table-cell table:style-name="Table7.B2" table:number-rows-spanned="2" office:value-type="string">
            <text:p text:style-name="P91">Chrome, Chrome Android, Edge, WebView Android v122</text:p>
            <text:p text:style-name="P91">Firefox, Firefox for Android v127</text:p>
            <text:p text:style-name="P91">Safari, Safari on iOS, WebView on iOS v17</text:p>
            <text:p text:style-name="P91">Opera v108, Opera Android v81</text:p>
            <text:p text:style-name="P91">Samsung Internet v26.0</text:p>
            <text:p text:style-name="P91">Deno 1.42, Node.js 22.0.0</text:p>
            <text:p text:style-name="P91"/>
            <text:p text:style-name="P91">Set.prototype.intersection(other): <text:span text:style-name="T54">Set</text:span></text:p>
            <text:p text:style-name="P91">Set.prototype.union(other): <text:span text:style-name="T54">Set</text:span></text:p>
            <text:p text:style-name="P91">Set.prototype.difference(other): <text:span text:style-name="T54">Set</text:span></text:p>
            <text:p text:style-name="P91">Set.prototype.symmetricDifference(other): <text:span text:style-name="T54">Set</text:span></text:p>
            <text:p text:style-name="P91">Set.prototype.isSubsetOf(other): <text:span text:style-name="T54">Boolean</text:span></text:p>
            <text:p text:style-name="P91">Set.prototype.isSupersetOf(other): <text:span text:style-name="T54">Boolean</text:span></text:p>
            <text:p text:style-name="P91">Set.prototype.isDisjointFrom(other): <text:span text:style-name="T54">Boolean</text:span></text:p>
            <text:p text:style-name="P92"/>
            <text:p text:style-name="P92">var setA = new Set([1]);</text:p>
            <text:p text:style-name="P92">var setB = new Set([1,2]);</text:p>
            <text:p text:style-name="P92">var setC = new Set([2,3]);</text:p>
            <text:p text:style-name="P92"/>
            <text:p text:style-name="P92">console.log( setB.intersection(setC) );</text:p>
            <text:p text:style-name="P92">// Set [ 2 ]</text:p>
            <text:p text:style-name="P92">console.log( setB.union(setC) );</text:p>
            <text:p text:style-name="P92">// Set(3) [ 1, 2, 3 ]</text:p>
            <text:p text:style-name="P92">console.log( setB.difference(setC) );</text:p>
            <text:p text:style-name="P92">// Set [ 1 ]</text:p>
            <text:p text:style-name="P92">console.log( setB.symmetricDifference(setC) );</text:p>
            <text:p text:style-name="P92">// Set [ 1, 3 ]</text:p>
            <text:p text:style-name="P92"/>
            <text:p text:style-name="P92">console.log( setB.isSupersetOf(setA) );</text:p>
            <text:p text:style-name="P92">// true</text:p>
            <text:p text:style-name="P92">console.log( setA.isSupersetOf(setC) );</text:p>
            <text:p text:style-name="P92">// false</text:p>
            <text:p text:style-name="P92">console.log( setA.isSubsetOf(setB) );</text:p>
            <text:p text:style-name="P92">// true</text:p>
            <text:p text:style-name="P92">console.log( setA.isSubsetOf(setC) );</text:p>
            <text:p text:style-name="P92">// false</text:p>
            <text:p text:style-name="P92"/>
            <text:p text:style-name="P92">console.log( setA.isDisjointFrom(setC) );</text:p>
            <text:p text:style-name="P92">// true - there are no common elements</text:p>
            <text:p text:style-name="P92">console.log( setA.isDisjointFrom(setB) );</text:p>
            <text:p text:style-name="P92">// false - there are common elements</text:p>
          </table:table-cell>
        </table:table-row>
        <table:table-row>
          <table:table-cell table:style-name="Table7.A3" office:value-type="string">
            <text:p text:style-name="P93">async function* asyncIterable () {</text:p>
            <text:p text:style-name="P94"><text:s text:c="2"/>for (let i = 0; i &lt; 5; i++) { await new Promise((resolve)=&gt; setTimeout(resolve,50*i)); yield i; }</text:p>
            <text:p text:style-name="P93">}</text:p>
            <text:p text:style-name="P93"/>
            <text:p text:style-name="P95">Array.fromAsync(asyncIterable())</text:p>
            <text:p text:style-name="P95"><text:s text:c="2"/>.then((<text:span text:style-name="T55">res</text:span>) =&gt; console.log("asyncIterable1: "+<text:span text:style-name="T55">res</text:span>));</text:p>
            <text:p text:style-name="P93">// asyncIterable1: 0,1,2,3,4</text:p>
            <text:p text:style-name="P95">Array.fromAsync(asyncIterable(), (x) =&gt; x*2)</text:p>
            <text:p text:style-name="P95"><text:s text:c="2"/>.then((<text:span text:style-name="T55">res</text:span>) =&gt; console.log("asyncIterable2: "+<text:span text:style-name="T55">res</text:span>));</text:p>
            <text:p text:style-name="P93">// asyncIterable2: 0,2,4,6,8</text:p>
            <text:p text:style-name="P93"/>
            <text:p text:style-name="P96">Array.fromAsync([4,5,6,7,8])</text:p>
            <text:p text:style-name="P96"><text:s text:c="2"/>.then((<text:span text:style-name="T55">res</text:span>) =&gt; console.log("[4,5,6,7,8]: "+<text:span text:style-name="T55">res</text:span>));</text:p>
            <text:p text:style-name="P93">// [4,5,6,7,8]: 4,5,6,7,8</text:p>
            <text:p text:style-name="P95">Array.fromAsync([4,5,6,7,8], (x) =&gt; x*2)</text:p>
            <text:p text:style-name="P95"><text:s text:c="2"/>.then((<text:span text:style-name="T55">res</text:span>) =&gt; console.log("[4,5,6,7,8] + fn: "+<text:span text:style-name="T55">res</text:span>));</text:p>
            <text:p text:style-name="P93">// [4,5,6,7,8] + fn: 8,10,12,14,16</text:p>
            <text:p text:style-name="P93"/>
            <text:p text:style-name="P95">Array.fromAsync(new Set([4,5,6,6,10]))</text:p>
            <text:p text:style-name="P95"><text:s text:c="2"/>.then((<text:span text:style-name="T53">res</text:span>) =&gt; console.log("Set: "+<text:span text:style-name="T55">res</text:span>));</text:p>
            <text:p text:style-name="P93">// Set: 4,5,6,10</text:p>
            <text:p text:style-name="P93"/>
            <text:p text:style-name="P95">Array.fromAsync(new Set([4,5,6,6,10]), (x) =&gt; x*2)</text:p>
            <text:p text:style-name="P95"><text:s text:c="2"/>.then((<text:span text:style-name="T55">res</text:span>) =&gt; console.log("Set + fn: "+<text:span text:style-name="T55">res</text:span>));</text:p>
            <text:p text:style-name="P93">// Set + fn: 8,10,12,20</text:p>
            <text:p text:style-name="P93"/>
            <text:p text:style-name="P95">Array.fromAsync({"0": 3, "1": 4, "2": 5, length: 3})</text:p>
            <text:p text:style-name="P95"><text:s text:c="2"/>.then((<text:span text:style-name="T55">res</text:span>) =&gt; console.log("arraylike: "+<text:span text:style-name="T55">res</text:span>));</text:p>
            <text:p text:style-name="P93">// arraylike: 3,4,5</text:p>
            <text:p text:style-name="P93"/>
            <text:p text:style-name="P95">Array.fromAsync({"0": 3, "1": 4, "2": 5, length: 3}, (x) =&gt; x*2).then((<text:span text:style-name="T55">res</text:span>) =&gt; console.log("arraylike + fn: "+<text:span text:style-name="T55">res</text:span>));</text:p>
            <text:p text:style-name="P93">// arraylike + fn: 6,8,10</text:p>
          </table:table-cell>
          <table:covered-table-cell table:style-name="Table7.B2"/>
        </table:table-row>
      </table:table>
      <text:p text:style-name="P76"><text:soft-page-break/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97">Iterator methods <text:span text:style-name="T56">1</text:span></text:p>
          </table:table-cell>
          <table:table-cell table:style-name="Table8.B1" office:value-type="string">
            <text:p text:style-name="P97">Iterator methods samples <text:span text:style-name="T56">1</text:span></text:p>
          </table:table-cell>
        </table:table-row>
        <table:table-row>
          <table:table-cell table:style-name="Table8.A2" office:value-type="string">
            <text:p text:style-name="P98">Firefox, Firefox for Android 131</text:p>
            <text:p text:style-name="P98">Chrome, Edge, Webview Android 122</text:p>
            <text:p text:style-name="P98">Opera 108</text:p>
            <text:p text:style-name="P98">Safari, Safari in iOS, Webview on iOS 18.4</text:p>
            <text:p text:style-name="P98">Samsung Internet 26.0</text:p>
            <text:p text:style-name="P98">Deno 1.42, Node.js <text:span text:style-name="T57">22</text:span></text:p>
            <text:p text:style-name="P98"/>
            <text:p text:style-name="P99">Usage:</text:p>
            <text:p text:style-name="P98"/>
            <text:p text:style-name="P98">Iterator.from(object);</text:p>
            <text:p text:style-name="P98"/>
            <text:p text:style-name="P98">Iterator.concat(it1, it2, /* …, */ itN);</text:p>
            <text:p text:style-name="P98"/>
            <text:p text:style-name="P100"><text:span text:style-name="Source_20_Text"><text:span text:style-name="T14">Iterator.zip(iterables</text:span></text:span><text:span text:style-name="Source_20_Text"><text:span text:style-name="T58">[</text:span></text:span><text:span text:style-name="Source_20_Text"><text:span text:style-name="T14">, options</text:span></text:span><text:span text:style-name="Source_20_Text"><text:span text:style-name="T58">]</text:span></text:span><text:span text:style-name="Source_20_Text"><text:span text:style-name="T14">);</text:span></text:span></text:p>
            <text:p text:style-name="P101"><text:span text:style-name="Source_20_Text"><text:span text:style-name="T59">options object: </text:span></text:span></text:p>
            <text:p text:style-name="P101"><text:span text:style-name="Source_20_Text"><text:span text:style-name="T60"><text:s/></text:span></text:span><text:span text:style-name="Source_20_Text"><text:span text:style-name="T59"><text:s/>"mode": </text:span></text:span><text:span text:style-name="Source_20_Text"><text:span text:style-name="T60">"shortest" </text:span></text:span><text:span text:style-name="Source_20_Text"><text:span text:style-name="T61">(</text:span></text:span><text:span text:style-name="Source_20_Text"><text:span text:style-name="T59">default), "longest", "strict"</text:span></text:span></text:p>
            <text:p text:style-name="P101"><text:span text:style-name="Source_20_Text"><text:span text:style-name="T59"><text:s text:c="2"/>"padding": padding[i] (iterator converting to array)</text:span></text:span></text:p>
            <text:p text:style-name="P101"><text:span text:style-name="Source_20_Text"><text:span text:style-name="T62"/></text:span></text:p>
            <text:p text:style-name="P101"><text:span text:style-name="Source_20_Text"><text:span text:style-name="T62">Iterator.zipKeyed(iterables</text:span></text:span><text:span text:style-name="Source_20_Text"><text:span text:style-name="T63">[</text:span></text:span><text:span text:style-name="Source_20_Text"><text:span text:style-name="T62">, options</text:span></text:span><text:span text:style-name="Source_20_Text"><text:span text:style-name="T63">]</text:span></text:span><text:span text:style-name="Source_20_Text"><text:span text:style-name="T62">);</text:span></text:span></text:p>
            <text:p text:style-name="P101"><text:span text:style-name="Source_20_Text"><text:span text:style-name="T59">options object: </text:span></text:span></text:p>
            <text:p text:style-name="P101"><text:span text:style-name="Source_20_Text"><text:span text:style-name="T60"><text:s/></text:span></text:span><text:span text:style-name="Source_20_Text"><text:span text:style-name="T59"><text:s/>"mode": </text:span></text:span><text:span text:style-name="Source_20_Text"><text:span text:style-name="T60">"shortest" </text:span></text:span><text:span text:style-name="Source_20_Text"><text:span text:style-name="T61">(</text:span></text:span><text:span text:style-name="Source_20_Text"><text:span text:style-name="T59">default), "longest", "strict"</text:span></text:span></text:p>
            <text:p text:style-name="P101"><text:span text:style-name="Source_20_Text"><text:span text:style-name="T61"><text:s text:c="2"/>"padding": padding[i] (iterator converting to array)</text:span></text:span></text:p>
            <text:p text:style-name="P98"/>
            <text:p text:style-name="P98">Iterator.prototype.drop(limit);</text:p>
            <text:p text:style-name="P98"/>
            <text:p text:style-name="P98">Iterator.prototype.every(callbackFn(Element, index));</text:p>
            <text:p text:style-name="P98"/>
            <text:p text:style-name="P98">Iterator.prototype.filter(callbackFn(Element, index));</text:p>
            <text:p text:style-name="P98"/>
            <text:p text:style-name="P98">Iterator.prototype.find(callbackFn(Element, index));</text:p>
            <text:p text:style-name="P98"/>
            <text:p text:style-name="P98">Iterator.prototype.flatMap(callbackFn(Element, index));</text:p>
            <text:p text:style-name="P98"/>
            <text:p text:style-name="P98">Iterator.prototype.forEach(callbackFn(Element, index));</text:p>
            <text:p text:style-name="P98"/>
            <text:p text:style-name="P98">Iterator.prototype.map(callbackFn(Element, index));</text:p>
            <text:p text:style-name="P98"/>
            <text:p text:style-name="P102">Iterator.prototype.reduce(callbackFn(accumulator, </text:p>
            <text:p text:style-name="P102"><text:s text:c="2"/>currentValue, currentIndex), initialValue: Optional);</text:p>
            <text:p text:style-name="P102"/>
          </table:table-cell>
          <table:table-cell table:style-name="Table8.B2" office:value-type="string">
            <text:p text:style-name="P103">var A1 = [1, 2, 3, 4, 5, 6]</text:p>
            <text:p text:style-name="P103"><text:span text:style-name="T64">var </text:span>A<text:span text:style-name="T65">2</text:span> = [<text:span text:style-name="T65">7</text:span>, <text:span text:style-name="T65">8</text:span>, <text:span text:style-name="T65">9</text:span>, <text:span text:style-name="T65">10</text:span>, <text:span text:style-name="T65">11</text:span>, <text:span text:style-name="T65">12</text:span>];</text:p>
            <text:p text:style-name="P98"/>
            <text:p text:style-name="P98">Iterator.from(A1); // Iterator&lt;<text:span text:style-name="T66">any&gt;</text:span> { 1, 2, 3, 4, 5, 6 }</text:p>
            <text:p text:style-name="P98"/>
            <text:p text:style-name="P104">Iterator.concat(A1.<text:span text:style-name="T67">values(), A2.values()</text:span>);</text:p>
            <text:p text:style-name="P105">// Iterator&lt;<text:span text:style-name="T66">any&gt;</text:span> { 1, 2, 3, 4, 5, 6, <text:span text:style-name="T68">7, </text:span><text:span text:style-name="T65">8</text:span>, <text:span text:style-name="T65">9</text:span>, <text:span text:style-name="T65">10</text:span>, <text:span text:style-name="T65">11</text:span>, <text:span text:style-name="T65">12 </text:span>}</text:p>
            <text:p text:style-name="P105"/>
            <text:p text:style-name="P106">Iterator.zip([A1.values(), A2.values()]);</text:p>
            <text:p text:style-name="P107">// Iterator&lt;<text:span text:style-name="T69">Array&gt;</text:span> { [1, 7], <text:s/>[ 2, 8 ], [ 3, 9 ], [ 4, 10 ], <text:s/>[ 5, 11 ], [ 6, 12 ] <text:span text:style-name="T70">}</text:span></text:p>
            <text:p text:style-name="P107"/>
            <text:p text:style-name="P107">Iterator.zipKeyed([A1.values(), A2.values()]);</text:p>
            <text:p text:style-name="P107">// Iterator&lt;<text:span text:style-name="T69">Object&gt;</text:span> { {0: 1, 1: 7}, {0: 2, 1: 8}, {0: 3, 1: 9}, {0: 4, 1: 10}, {0: 5, 1: 11}, {0: 6, 1: 12} <text:span text:style-name="T69">}</text:span></text:p>
            <text:p text:style-name="P105"/>
            <text:p text:style-name="P105">A1.values().drop(3); // Iterato<text:span text:style-name="T66">r&lt;any&gt;</text:span> { 4, 5, 6 }</text:p>
            <text:p text:style-name="P98"/>
            <text:p text:style-name="P98">console.log(A1.values().every((x) =&gt; x &gt; 0)); <text:s/>// true</text:p>
            <text:p text:style-name="P98">console.log(A1.values().every((x) =&gt; x &gt; 3)); <text:s/>// false</text:p>
            <text:p text:style-name="P98"/>
            <text:p text:style-name="P108">A1.values().filter((x) =&gt; x &gt; 3); // Iterator<text:span text:style-name="T66">&lt;any&gt;</text:span> { 4, 5, 6 }</text:p>
            <text:p text:style-name="P98"/>
            <text:p text:style-name="P98">console.log(A1.values().find((x) =&gt; x &gt; 3)); // 4</text:p>
            <text:p text:style-name="P98"/>
            <text:p text:style-name="P98">var M1 = new Map([["a", 1], ["b", 2], ["c", 3]]);</text:p>
            <text:p text:style-name="P98">var M2 = new Map([["d", 4], ["e", 5], ["f", 6]]);</text:p>
            <text:p text:style-name="P98">console.log(new Map([M1, M2].values().flatMap((x) =&gt; x)));</text:p>
            <text:p text:style-name="P98">// Map(6) { a → 1, b → 2, c → 3, d → 4, e → 5, f → 6 }</text:p>
            <text:p text:style-name="P98"/>
            <text:p text:style-name="P109">console.log(A1.values().take(2).forEach((el, i) =&gt; </text:p>
            <text:p text:style-name="P109"><text:s text:c="2"/>console.log(i+": "+el)));</text:p>
            <text:p text:style-name="P98">// "0 : 1", "1 : 2"</text:p>
            <text:p text:style-name="P98"/>
            <text:p text:style-name="P110">A1.values().map((x) =&gt; x * 2);</text:p>
            <text:p text:style-name="P111">// Iterator<text:span text:style-name="T66">&lt;any&gt;</text:span> { 2, 4, 6, 8, 10, 12 }</text:p>
            <text:p text:style-name="P98"/>
            <text:p text:style-name="P102">console.log(A1.values().reduce((ac, it) =&gt; (ac + it), 0));</text:p>
            <text:p text:style-name="P102">// 21</text:p>
          </table:table-cell>
        </table:table-row>
      </table:table>
      <text:p text:style-name="P112"/>
      <table:table table:name="Table13" table:style-name="Table13">
        <table:table-column table:style-name="Table13.A"/>
        <table:table-column table:style-name="Table13.B"/>
        <text:soft-page-break/>
        <table:table-row>
          <table:table-cell table:style-name="Table13.A1" office:value-type="string">
            <text:p text:style-name="P113">Iterator methods <text:span text:style-name="T71">2</text:span></text:p>
          </table:table-cell>
          <table:table-cell table:style-name="Table13.B1" office:value-type="string">
            <text:p text:style-name="P113">Iterator methods samples <text:span text:style-name="T72">2</text:span></text:p>
          </table:table-cell>
        </table:table-row>
        <table:table-row>
          <table:table-cell table:style-name="Table13.A2" office:value-type="string">
            <text:p text:style-name="P114"/>
            <text:p text:style-name="P114">Iterator.prototype.s<text:span text:style-name="T73">o</text:span>me(callbackFn(Element, index));</text:p>
            <text:p text:style-name="P114"/>
            <text:p text:style-name="P114">Iterator.prototype.take(limit);</text:p>
            <text:p text:style-name="P114"/>
            <text:p text:style-name="P114">Iterator.prototype.toArray();</text:p>
            <text:p text:style-name="P114"><text:s text:c="2"/>Equivalent to Array.from(iterator) and [...iterator]</text:p>
            <text:p text:style-name="P114"/>
            <text:p text:style-name="P114">Iterator.prototype[Symbol.dispose]();</text:p>
            <text:p text:style-name="P114"/>
            <text:p text:style-name="P114">Iterator.prototype[Symbol.iterator]();</text:p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</table:table-cell>
          <table:table-cell table:style-name="Table13.B2" office:value-type="string">
            <text:p text:style-name="P114"/>
            <text:p text:style-name="P114">console.log(A1.values().some((x) =&gt; x &gt; 3)); // true</text:p>
            <text:p text:style-name="P114">console.log(A1.values().some((x) =&gt; x &gt; 6)); // false</text:p>
            <text:p text:style-name="P114"/>
            <text:p text:style-name="P114">A1.values().take(3); // Iterator<text:span text:style-name="T66">&lt;any&gt;</text:span> { 1, 2, 3 }</text:p>
            <text:p text:style-name="P114"/>
            <text:p text:style-name="P114">console.log(A1.values().toArray()); <text:span text:style-name="T74">//Array(6) [1,2,3,4,5,6]</text:span></text:p>
          </table:table-cell>
        </table:table-row>
      </table:table>
      <text:p text:style-name="P115"/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column table:style-name="Table10.F"/>
        <table:table-header-rows>
          <text:soft-page-break/>
          <table:table-row>
            <table:table-cell table:style-name="Table10.A1" table:number-columns-spanned="6" office:value-type="string">
              <text:p text:style-name="P116"><text:a xlink:type="simple" xlink:href="https://developer.mozilla.org/en-US/docs/Web/JavaScript/Guide/Equality_comparisons_and_sameness" text:style-name="Internet_20_link" text:visited-style-name="Visited_20_Internet_20_Link">Javascript Equality comparisons and sameness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0.A2" table:number-rows-spanned="3" office:value-type="string">
            <text:p text:style-name="P117"/>
            <text:p text:style-name="P118">X</text:p>
            <text:p text:style-name="P119"/>
          </table:table-cell>
          <table:table-cell table:style-name="Table10.A2" table:number-rows-spanned="3" office:value-type="string">
            <text:p text:style-name="P118">Y</text:p>
          </table:table-cell>
          <table:table-cell table:style-name="Table10.A2" office:value-type="string">
            <text:p text:style-name="P120"><text:a xlink:type="simple" xlink:href="https://tc39.es/ecma262/multipage/abstract-operations.html#sec-islooselyequal" text:style-name="Internet_20_link" text:visited-style-name="Visited_20_Internet_20_Link">loose equality</text:a></text:p>
          </table:table-cell>
          <table:table-cell table:style-name="Table10.A2" office:value-type="string">
            <text:p text:style-name="P120"><text:a xlink:type="simple" xlink:href="https://tc39.es/ecma262/multipage/abstract-operations.html#sec-isstrictlyequal" text:style-name="Internet_20_link" text:visited-style-name="Visited_20_Internet_20_Link"><text:span text:style-name="Source_20_Text"><text:span text:style-name="T75">strict</text:span></text:span><text:span text:style-name="Source_20_Text"><text:span text:style-name="T14"> equality</text:span></text:span></text:a></text:p>
          </table:table-cell>
          <table:table-cell table:style-name="Table10.A2" office:value-type="string">
            <text:p text:style-name="P121"><text:a xlink:type="simple" xlink:href="https://tc39.es/ecma262/multipage/abstract-operations.html#sec-samevalue" text:style-name="Internet_20_link" text:visited-style-name="Visited_20_Internet_20_Link"><text:span text:style-name="Source_20_Text"><text:span text:style-name="T76">Same-value</text:span></text:span></text:a></text:p>
          </table:table-cell>
          <table:table-cell table:style-name="Table10.F2" office:value-type="string">
            <text:p text:style-name="P121"><text:a xlink:type="simple" xlink:href="https://tc39.es/ecma262/multipage/abstract-operations.html#sec-samevaluezero" text:style-name="Internet_20_link" text:visited-style-name="Visited_20_Internet_20_Link"><text:span text:style-name="Source_20_Text"><text:span text:style-name="T76">Same-value-zero</text:span></text:span></text:a></text:p>
          </table:table-cell>
        </table:table-row>
        <table:table-row>
          <table:covered-table-cell table:style-name="Table10.A2"/>
          <table:covered-table-cell table:style-name="Table10.A2"/>
          <table:table-cell table:style-name="Table10.A2" table:number-rows-spanned="2" office:value-type="string">
            <text:p text:style-name="P122"><text:span text:style-name="Source_20_Text"><text:span text:style-name="T77">X </text:span></text:span><text:span text:style-name="Source_20_Text"><text:span text:style-name="T76">== </text:span></text:span><text:span text:style-name="Source_20_Text"><text:span text:style-name="T77">Y</text:span></text:span></text:p>
          </table:table-cell>
          <table:table-cell table:style-name="Table10.A2" table:number-rows-spanned="2" office:value-type="string">
            <text:p text:style-name="P122"><text:span text:style-name="Source_20_Text"><text:span text:style-name="T77">X </text:span></text:span><text:span text:style-name="Source_20_Text"><text:span text:style-name="T76">=== </text:span></text:span><text:span text:style-name="Source_20_Text"><text:span text:style-name="T77">Y</text:span></text:span></text:p>
          </table:table-cell>
          <table:table-cell table:style-name="Table10.A2" table:number-rows-spanned="2" office:value-type="string">
            <text:p text:style-name="P122"><text:a xlink:type="simple" xlink:href="https://developer.mozilla.org/en-US/docs/Web/JavaScript/Reference/Global_Objects/Object/is" text:style-name="Internet_20_link" text:visited-style-name="Visited_20_Internet_20_Link"><text:span text:style-name="Source_20_Text"><text:span text:style-name="T78">Object.is(</text:span></text:span><text:span text:style-name="Source_20_Text"><text:span text:style-name="T79">X</text:span></text:span><text:span text:style-name="Source_20_Text"><text:span text:style-name="T78">, </text:span></text:span><text:span text:style-name="Source_20_Text"><text:span text:style-name="T79">Y</text:span></text:span><text:span text:style-name="Source_20_Text"><text:span text:style-name="T78">)</text:span></text:span></text:a></text:p>
          </table:table-cell>
          <table:table-cell table:style-name="Table10.F2" office:value-type="string">
            <text:p text:style-name="P122"><text:a xlink:type="simple" xlink:href="https://developer.mozilla.org/en-US/docs/Web/JavaScript/Reference/Global_Objects/Array/includes" text:style-name="Internet_20_link" text:visited-style-name="Visited_20_Internet_20_Link"><text:span text:style-name="Source_20_Text"><text:span text:style-name="T80">[</text:span></text:span><text:span text:style-name="Source_20_Text"><text:span text:style-name="T81">X</text:span></text:span><text:span text:style-name="Source_20_Text"><text:span text:style-name="T80">].includes(</text:span></text:span><text:span text:style-name="Source_20_Text"><text:span text:style-name="T81">Y</text:span></text:span><text:span text:style-name="Source_20_Text"><text:span text:style-name="T80">)</text:span></text:span></text:a></text:p>
          </table:table-cell>
        </table:table-row>
        <table:table-row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table-cell table:style-name="Table10.F2" office:value-type="string">
            <text:p text:style-name="P123"><text:span text:style-name="Source_20_Text"><text:span text:style-name="T82">X === Y</text:span></text:span><text:span text:style-name="Source_20_Text"><text:span text:style-name="T83"> || (</text:span></text:span><text:span text:style-name="Source_20_Text"><text:span text:style-name="T82">X</text:span></text:span><text:span text:style-name="Source_20_Text"><text:span text:style-name="T83"> !== </text:span></text:span><text:span text:style-name="Source_20_Text"><text:span text:style-name="T82">X</text:span></text:span><text:span text:style-name="Source_20_Text"><text:span text:style-name="T83"> &amp;&amp; </text:span></text:span><text:span text:style-name="Source_20_Text"><text:span text:style-name="T82">Y</text:span></text:span><text:span text:style-name="Source_20_Text"><text:span text:style-name="T83"> !== </text:span></text:span><text:span text:style-name="Source_20_Text"><text:span text:style-name="T82">Y</text:span></text:span><text:span text:style-name="Source_20_Text"><text:span text:style-name="T83">)</text:span></text:span></text:p>
          </table:table-cell>
        </table:table-row>
        <table:table-row>
          <table:table-cell table:style-name="Table10.A5" office:value-type="string">
            <text:p text:style-name="P124"><text:span text:style-name="Source_20_Text"><text:span text:style-name="T84">undefined</text:span></text:span></text:p>
          </table:table-cell>
          <table:table-cell table:style-name="Table10.B5" office:value-type="string">
            <text:p text:style-name="P124"><text:span text:style-name="Source_20_Text"><text:span text:style-name="T84">undefined</text:span></text:span></text:p>
          </table:table-cell>
          <table:table-cell table:style-name="Table10.C5" office:value-type="string">
            <text:p text:style-name="P125"><text:span text:style-name="Source_20_Text"><text:span text:style-name="T84">✅ true </text:span></text:span></text:p>
          </table:table-cell>
          <table:table-cell table:style-name="Table10.D5" office:value-type="string">
            <text:p text:style-name="P125"><text:span text:style-name="Source_20_Text"><text:span text:style-name="T84">✅ true </text:span></text:span></text:p>
          </table:table-cell>
          <table:table-cell table:style-name="Table10.E5" office:value-type="string">
            <text:p text:style-name="P125"><text:span text:style-name="Source_20_Text"><text:span text:style-name="T84">✅ true </text:span></text:span></text:p>
          </table:table-cell>
          <table:table-cell table:style-name="Table10.F5" office:value-type="string">
            <text:p text:style-name="P125"><text:span text:style-name="Source_20_Text"><text:span text:style-name="T84">✅ true 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null</text:span></text:span></text:p>
          </table:table-cell>
          <table:table-cell table:style-name="Table10.B6" office:value-type="string">
            <text:p text:style-name="P124"><text:span text:style-name="Source_20_Text"><text:span text:style-name="T84">null</text:span></text:span></text:p>
          </table:table-cell>
          <table:table-cell table:style-name="Table10.C6" office:value-type="string">
            <text:p text:style-name="P125"><text:span text:style-name="Source_20_Text"><text:span text:style-name="T84">✅ true </text:span></text:span></text:p>
          </table:table-cell>
          <table:table-cell table:style-name="Table10.D6" office:value-type="string">
            <text:p text:style-name="P125"><text:span text:style-name="Source_20_Text"><text:span text:style-name="T84">✅ true </text:span></text:span></text:p>
          </table:table-cell>
          <table:table-cell table:style-name="Table10.E6" office:value-type="string">
            <text:p text:style-name="P125"><text:span text:style-name="Source_20_Text"><text:span text:style-name="T84">✅ true </text:span></text:span></text:p>
          </table:table-cell>
          <table:table-cell table:style-name="Table10.F6" office:value-type="string">
            <text:p text:style-name="P125"><text:span text:style-name="Source_20_Text"><text:span text:style-name="T84">✅ true 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true</text:span></text:span></text:p>
          </table:table-cell>
          <table:table-cell table:style-name="Table10.B6" office:value-type="string">
            <text:p text:style-name="P124"><text:span text:style-name="Source_20_Text"><text:span text:style-name="T84">true</text:span></text:span></text:p>
          </table:table-cell>
          <table:table-cell table:style-name="Table10.C7" office:value-type="string">
            <text:p text:style-name="P125"><text:span text:style-name="Source_20_Text"><text:span text:style-name="T84">✅ true </text:span></text:span></text:p>
          </table:table-cell>
          <table:table-cell table:style-name="Table10.D6" office:value-type="string">
            <text:p text:style-name="P125"><text:span text:style-name="Source_20_Text"><text:span text:style-name="T84">✅ true </text:span></text:span></text:p>
          </table:table-cell>
          <table:table-cell table:style-name="Table10.E7" office:value-type="string">
            <text:p text:style-name="P125"><text:span text:style-name="Source_20_Text"><text:span text:style-name="T84">✅ true </text:span></text:span></text:p>
          </table:table-cell>
          <table:table-cell table:style-name="Table10.F7" office:value-type="string">
            <text:p text:style-name="P125"><text:span text:style-name="Source_20_Text"><text:span text:style-name="T84">✅ true 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false</text:span></text:span></text:p>
          </table:table-cell>
          <table:table-cell table:style-name="Table10.B6" office:value-type="string">
            <text:p text:style-name="P124"><text:span text:style-name="Source_20_Text"><text:span text:style-name="T84">false</text:span></text:span></text:p>
          </table:table-cell>
          <table:table-cell table:style-name="Table10.C8" office:value-type="string">
            <text:p text:style-name="P125"><text:span text:style-name="Source_20_Text"><text:span text:style-name="T84">✅ true </text:span></text:span></text:p>
          </table:table-cell>
          <table:table-cell table:style-name="Table10.D6" office:value-type="string">
            <text:p text:style-name="P125"><text:span text:style-name="Source_20_Text"><text:span text:style-name="T84">✅ true </text:span></text:span></text:p>
          </table:table-cell>
          <table:table-cell table:style-name="Table10.E8" office:value-type="string">
            <text:p text:style-name="P125"><text:span text:style-name="Source_20_Text"><text:span text:style-name="T84">✅ true </text:span></text:span></text:p>
          </table:table-cell>
          <table:table-cell table:style-name="Table10.F8" office:value-type="string">
            <text:p text:style-name="P125"><text:span text:style-name="Source_20_Text"><text:span text:style-name="T84">✅ true 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"foo"</text:span></text:span></text:p>
          </table:table-cell>
          <table:table-cell table:style-name="Table10.B6" office:value-type="string">
            <text:p text:style-name="P124"><text:span text:style-name="Source_20_Text"><text:span text:style-name="T84">"foo"</text:span></text:span></text:p>
          </table:table-cell>
          <table:table-cell table:style-name="Table10.C9" office:value-type="string">
            <text:p text:style-name="P125"><text:span text:style-name="Source_20_Text"><text:span text:style-name="T84">✅ true </text:span></text:span></text:p>
          </table:table-cell>
          <table:table-cell table:style-name="Table10.D6" office:value-type="string">
            <text:p text:style-name="P125"><text:span text:style-name="Source_20_Text"><text:span text:style-name="T84">✅ true </text:span></text:span></text:p>
          </table:table-cell>
          <table:table-cell table:style-name="Table10.E9" office:value-type="string">
            <text:p text:style-name="P125"><text:span text:style-name="Source_20_Text"><text:span text:style-name="T84">✅ true </text:span></text:span></text:p>
          </table:table-cell>
          <table:table-cell table:style-name="Table10.F9" office:value-type="string">
            <text:p text:style-name="P125"><text:span text:style-name="Source_20_Text"><text:span text:style-name="T84">✅ true 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0</text:span></text:span></text:p>
          </table:table-cell>
          <table:table-cell table:style-name="Table10.B6" office:value-type="string">
            <text:p text:style-name="P124"><text:span text:style-name="Source_20_Text"><text:span text:style-name="T84">0</text:span></text:span></text:p>
          </table:table-cell>
          <table:table-cell table:style-name="Table10.C10" office:value-type="string">
            <text:p text:style-name="P125"><text:span text:style-name="Source_20_Text"><text:span text:style-name="T84">✅ true </text:span></text:span></text:p>
          </table:table-cell>
          <table:table-cell table:style-name="Table10.D6" office:value-type="string">
            <text:p text:style-name="P125"><text:span text:style-name="Source_20_Text"><text:span text:style-name="T84">✅ true </text:span></text:span></text:p>
          </table:table-cell>
          <table:table-cell table:style-name="Table10.E10" office:value-type="string">
            <text:p text:style-name="P125"><text:span text:style-name="Source_20_Text"><text:span text:style-name="T84">✅ true </text:span></text:span></text:p>
          </table:table-cell>
          <table:table-cell table:style-name="Table10.F10" office:value-type="string">
            <text:p text:style-name="P125"><text:span text:style-name="Source_20_Text"><text:span text:style-name="T84">✅ true 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+0</text:span></text:span></text:p>
          </table:table-cell>
          <table:table-cell table:style-name="Table10.B6" office:value-type="string">
            <text:p text:style-name="P124"><text:span text:style-name="Source_20_Text"><text:span text:style-name="T84">-0</text:span></text:span></text:p>
          </table:table-cell>
          <table:table-cell table:style-name="Table10.C11" office:value-type="string">
            <text:p text:style-name="P125"><text:span text:style-name="Source_20_Text"><text:span text:style-name="T84">✅ true </text:span></text:span></text:p>
          </table:table-cell>
          <table:table-cell table:style-name="Table10.D6" office:value-type="string">
            <text:p text:style-name="P125"><text:span text:style-name="Source_20_Text"><text:span text:style-name="T84">✅ true </text:span></text:span></text:p>
          </table:table-cell>
          <table:table-cell table:style-name="Table10.E11" office:value-type="string">
            <text:p text:style-name="P125"><text:span text:style-name="Source_20_Text"><text:span text:style-name="T84">❌ false</text:span></text:span></text:p>
          </table:table-cell>
          <table:table-cell table:style-name="Table10.F11" office:value-type="string">
            <text:p text:style-name="P125"><text:span text:style-name="Source_20_Text"><text:span text:style-name="T84">✅ true 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+0</text:span></text:span></text:p>
          </table:table-cell>
          <table:table-cell table:style-name="Table10.B6" office:value-type="string">
            <text:p text:style-name="P124"><text:span text:style-name="Source_20_Text"><text:span text:style-name="T84">0</text:span></text:span></text:p>
          </table:table-cell>
          <table:table-cell table:style-name="Table10.C12" office:value-type="string">
            <text:p text:style-name="P125"><text:span text:style-name="Source_20_Text"><text:span text:style-name="T84">✅ true </text:span></text:span></text:p>
          </table:table-cell>
          <table:table-cell table:style-name="Table10.D6" office:value-type="string">
            <text:p text:style-name="P125"><text:span text:style-name="Source_20_Text"><text:span text:style-name="T84">✅ true </text:span></text:span></text:p>
          </table:table-cell>
          <table:table-cell table:style-name="Table10.E12" office:value-type="string">
            <text:p text:style-name="P125"><text:span text:style-name="Source_20_Text"><text:span text:style-name="T84">✅ true </text:span></text:span></text:p>
          </table:table-cell>
          <table:table-cell table:style-name="Table10.F12" office:value-type="string">
            <text:p text:style-name="P125"><text:span text:style-name="Source_20_Text"><text:span text:style-name="T84">✅ true 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-0</text:span></text:span></text:p>
          </table:table-cell>
          <table:table-cell table:style-name="Table10.B6" office:value-type="string">
            <text:p text:style-name="P124"><text:span text:style-name="Source_20_Text"><text:span text:style-name="T84">0</text:span></text:span></text:p>
          </table:table-cell>
          <table:table-cell table:style-name="Table10.C13" office:value-type="string">
            <text:p text:style-name="P125"><text:span text:style-name="Source_20_Text"><text:span text:style-name="T84">✅ true </text:span></text:span></text:p>
          </table:table-cell>
          <table:table-cell table:style-name="Table10.D6" office:value-type="string">
            <text:p text:style-name="P125"><text:span text:style-name="Source_20_Text"><text:span text:style-name="T84">✅ true </text:span></text:span></text:p>
          </table:table-cell>
          <table:table-cell table:style-name="Table10.E13" office:value-type="string">
            <text:p text:style-name="P125"><text:span text:style-name="Source_20_Text"><text:span text:style-name="T84">❌ false</text:span></text:span></text:p>
          </table:table-cell>
          <table:table-cell table:style-name="Table10.F13" office:value-type="string">
            <text:p text:style-name="P125"><text:span text:style-name="Source_20_Text"><text:span text:style-name="T84">✅ true 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0n</text:span></text:span></text:p>
          </table:table-cell>
          <table:table-cell table:style-name="Table10.B6" office:value-type="string">
            <text:p text:style-name="P124"><text:span text:style-name="Source_20_Text"><text:span text:style-name="T84">-0n</text:span></text:span></text:p>
          </table:table-cell>
          <table:table-cell table:style-name="Table10.C14" office:value-type="string">
            <text:p text:style-name="P125"><text:span text:style-name="Source_20_Text"><text:span text:style-name="T84">✅ true </text:span></text:span></text:p>
          </table:table-cell>
          <table:table-cell table:style-name="Table10.D6" office:value-type="string">
            <text:p text:style-name="P125"><text:span text:style-name="Source_20_Text"><text:span text:style-name="T84">✅ true </text:span></text:span></text:p>
          </table:table-cell>
          <table:table-cell table:style-name="Table10.E14" office:value-type="string">
            <text:p text:style-name="P125"><text:span text:style-name="Source_20_Text"><text:span text:style-name="T84">✅ true </text:span></text:span></text:p>
          </table:table-cell>
          <table:table-cell table:style-name="Table10.F14" office:value-type="string">
            <text:p text:style-name="P125"><text:span text:style-name="Source_20_Text"><text:span text:style-name="T84">✅ true 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0</text:span></text:span></text:p>
          </table:table-cell>
          <table:table-cell table:style-name="Table10.B6" office:value-type="string">
            <text:p text:style-name="P124"><text:span text:style-name="Source_20_Text"><text:span text:style-name="T84">false</text:span></text:span></text:p>
          </table:table-cell>
          <table:table-cell table:style-name="Table10.C15" office:value-type="string">
            <text:p text:style-name="P125"><text:span text:style-name="Source_20_Text"><text:span text:style-name="T84">✅ true </text:span></text:span></text:p>
          </table:table-cell>
          <table:table-cell table:style-name="Table10.D6" office:value-type="string">
            <text:p text:style-name="P125"><text:span text:style-name="Source_20_Text"><text:span text:style-name="T84">❌ false</text:span></text:span></text:p>
          </table:table-cell>
          <table:table-cell table:style-name="Table10.E15" office:value-type="string">
            <text:p text:style-name="P125"><text:span text:style-name="Source_20_Text"><text:span text:style-name="T84">❌ false</text:span></text:span></text:p>
          </table:table-cell>
          <table:table-cell table:style-name="Table10.F15" office:value-type="string">
            <text:p text:style-name="P125"><text:span text:style-name="Source_20_Text"><text:span text:style-name="T84">❌ false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""</text:span></text:span></text:p>
          </table:table-cell>
          <table:table-cell table:style-name="Table10.B6" office:value-type="string">
            <text:p text:style-name="P124"><text:span text:style-name="Source_20_Text"><text:span text:style-name="T84">false</text:span></text:span></text:p>
          </table:table-cell>
          <table:table-cell table:style-name="Table10.C16" office:value-type="string">
            <text:p text:style-name="P125"><text:span text:style-name="Source_20_Text"><text:span text:style-name="T84">✅ true </text:span></text:span></text:p>
          </table:table-cell>
          <table:table-cell table:style-name="Table10.D6" office:value-type="string">
            <text:p text:style-name="P125"><text:span text:style-name="Source_20_Text"><text:span text:style-name="T84">❌ false</text:span></text:span></text:p>
          </table:table-cell>
          <table:table-cell table:style-name="Table10.E16" office:value-type="string">
            <text:p text:style-name="P125"><text:span text:style-name="Source_20_Text"><text:span text:style-name="T84">❌ false</text:span></text:span></text:p>
          </table:table-cell>
          <table:table-cell table:style-name="Table10.F16" office:value-type="string">
            <text:p text:style-name="P125"><text:span text:style-name="Source_20_Text"><text:span text:style-name="T84">❌ false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""</text:span></text:span></text:p>
          </table:table-cell>
          <table:table-cell table:style-name="Table10.B6" office:value-type="string">
            <text:p text:style-name="P124"><text:span text:style-name="Source_20_Text"><text:span text:style-name="T84">0</text:span></text:span></text:p>
          </table:table-cell>
          <table:table-cell table:style-name="Table10.C17" office:value-type="string">
            <text:p text:style-name="P125"><text:span text:style-name="Source_20_Text"><text:span text:style-name="T84">✅ true </text:span></text:span></text:p>
          </table:table-cell>
          <table:table-cell table:style-name="Table10.D6" office:value-type="string">
            <text:p text:style-name="P125"><text:span text:style-name="Source_20_Text"><text:span text:style-name="T84">❌ false</text:span></text:span></text:p>
          </table:table-cell>
          <table:table-cell table:style-name="Table10.E17" office:value-type="string">
            <text:p text:style-name="P125"><text:span text:style-name="Source_20_Text"><text:span text:style-name="T84">❌ false</text:span></text:span></text:p>
          </table:table-cell>
          <table:table-cell table:style-name="Table10.F17" office:value-type="string">
            <text:p text:style-name="P125"><text:span text:style-name="Source_20_Text"><text:span text:style-name="T84">❌ false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"0"</text:span></text:span></text:p>
          </table:table-cell>
          <table:table-cell table:style-name="Table10.B6" office:value-type="string">
            <text:p text:style-name="P124"><text:span text:style-name="Source_20_Text"><text:span text:style-name="T84">0</text:span></text:span></text:p>
          </table:table-cell>
          <table:table-cell table:style-name="Table10.C18" office:value-type="string">
            <text:p text:style-name="P125"><text:span text:style-name="Source_20_Text"><text:span text:style-name="T84">✅ true </text:span></text:span></text:p>
          </table:table-cell>
          <table:table-cell table:style-name="Table10.D6" office:value-type="string">
            <text:p text:style-name="P125"><text:span text:style-name="Source_20_Text"><text:span text:style-name="T84">❌ false</text:span></text:span></text:p>
          </table:table-cell>
          <table:table-cell table:style-name="Table10.E18" office:value-type="string">
            <text:p text:style-name="P125"><text:span text:style-name="Source_20_Text"><text:span text:style-name="T84">❌ false</text:span></text:span></text:p>
          </table:table-cell>
          <table:table-cell table:style-name="Table10.F18" office:value-type="string">
            <text:p text:style-name="P125"><text:span text:style-name="Source_20_Text"><text:span text:style-name="T84">❌ false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"17"</text:span></text:span></text:p>
          </table:table-cell>
          <table:table-cell table:style-name="Table10.B6" office:value-type="string">
            <text:p text:style-name="P124"><text:span text:style-name="Source_20_Text"><text:span text:style-name="T84">17</text:span></text:span></text:p>
          </table:table-cell>
          <table:table-cell table:style-name="Table10.C19" office:value-type="string">
            <text:p text:style-name="P125"><text:span text:style-name="Source_20_Text"><text:span text:style-name="T84">✅ true </text:span></text:span></text:p>
          </table:table-cell>
          <table:table-cell table:style-name="Table10.D6" office:value-type="string">
            <text:p text:style-name="P125"><text:span text:style-name="Source_20_Text"><text:span text:style-name="T84">❌ false</text:span></text:span></text:p>
          </table:table-cell>
          <table:table-cell table:style-name="Table10.E19" office:value-type="string">
            <text:p text:style-name="P125"><text:span text:style-name="Source_20_Text"><text:span text:style-name="T84">❌ false</text:span></text:span></text:p>
          </table:table-cell>
          <table:table-cell table:style-name="Table10.F19" office:value-type="string">
            <text:p text:style-name="P125"><text:span text:style-name="Source_20_Text"><text:span text:style-name="T84">❌ false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[1, 2]</text:span></text:span></text:p>
          </table:table-cell>
          <table:table-cell table:style-name="Table10.B6" office:value-type="string">
            <text:p text:style-name="P124"><text:span text:style-name="Source_20_Text"><text:span text:style-name="T84">"1,2"</text:span></text:span></text:p>
          </table:table-cell>
          <table:table-cell table:style-name="Table10.C20" office:value-type="string">
            <text:p text:style-name="P125"><text:span text:style-name="Source_20_Text"><text:span text:style-name="T84">✅ true </text:span></text:span></text:p>
          </table:table-cell>
          <table:table-cell table:style-name="Table10.D6" office:value-type="string">
            <text:p text:style-name="P125"><text:span text:style-name="Source_20_Text"><text:span text:style-name="T84">❌ false</text:span></text:span></text:p>
          </table:table-cell>
          <table:table-cell table:style-name="Table10.E20" office:value-type="string">
            <text:p text:style-name="P125"><text:span text:style-name="Source_20_Text"><text:span text:style-name="T84">❌ false</text:span></text:span></text:p>
          </table:table-cell>
          <table:table-cell table:style-name="Table10.F20" office:value-type="string">
            <text:p text:style-name="P125"><text:span text:style-name="Source_20_Text"><text:span text:style-name="T84">❌ false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new String("foo")</text:span></text:span></text:p>
          </table:table-cell>
          <table:table-cell table:style-name="Table10.B6" office:value-type="string">
            <text:p text:style-name="P124"><text:span text:style-name="Source_20_Text"><text:span text:style-name="T84">"foo"</text:span></text:span></text:p>
          </table:table-cell>
          <table:table-cell table:style-name="Table10.C21" office:value-type="string">
            <text:p text:style-name="P125"><text:span text:style-name="Source_20_Text"><text:span text:style-name="T84">✅ true </text:span></text:span></text:p>
          </table:table-cell>
          <table:table-cell table:style-name="Table10.D6" office:value-type="string">
            <text:p text:style-name="P125"><text:span text:style-name="Source_20_Text"><text:span text:style-name="T84">❌ false</text:span></text:span></text:p>
          </table:table-cell>
          <table:table-cell table:style-name="Table10.E21" office:value-type="string">
            <text:p text:style-name="P125"><text:span text:style-name="Source_20_Text"><text:span text:style-name="T84">❌ false</text:span></text:span></text:p>
          </table:table-cell>
          <table:table-cell table:style-name="Table10.F21" office:value-type="string">
            <text:p text:style-name="P125"><text:span text:style-name="Source_20_Text"><text:span text:style-name="T84">❌ false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null</text:span></text:span></text:p>
          </table:table-cell>
          <table:table-cell table:style-name="Table10.B6" office:value-type="string">
            <text:p text:style-name="P124"><text:span text:style-name="Source_20_Text"><text:span text:style-name="T84">undefined</text:span></text:span></text:p>
          </table:table-cell>
          <table:table-cell table:style-name="Table10.C22" office:value-type="string">
            <text:p text:style-name="P125"><text:span text:style-name="Source_20_Text"><text:span text:style-name="T84">✅ true </text:span></text:span></text:p>
          </table:table-cell>
          <table:table-cell table:style-name="Table10.D6" office:value-type="string">
            <text:p text:style-name="P125"><text:span text:style-name="Source_20_Text"><text:span text:style-name="T84">❌ false</text:span></text:span></text:p>
          </table:table-cell>
          <table:table-cell table:style-name="Table10.E22" office:value-type="string">
            <text:p text:style-name="P125"><text:span text:style-name="Source_20_Text"><text:span text:style-name="T84">❌ false</text:span></text:span></text:p>
          </table:table-cell>
          <table:table-cell table:style-name="Table10.F22" office:value-type="string">
            <text:p text:style-name="P125"><text:span text:style-name="Source_20_Text"><text:span text:style-name="T84">❌ false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null</text:span></text:span></text:p>
          </table:table-cell>
          <table:table-cell table:style-name="Table10.B6" office:value-type="string">
            <text:p text:style-name="P124"><text:span text:style-name="Source_20_Text"><text:span text:style-name="T84">false</text:span></text:span></text:p>
          </table:table-cell>
          <table:table-cell table:style-name="Table10.C23" office:value-type="string">
            <text:p text:style-name="P125"><text:span text:style-name="Source_20_Text"><text:span text:style-name="T84">❌ false</text:span></text:span></text:p>
          </table:table-cell>
          <table:table-cell table:style-name="Table10.D6" office:value-type="string">
            <text:p text:style-name="P125"><text:span text:style-name="Source_20_Text"><text:span text:style-name="T84">❌ false</text:span></text:span></text:p>
          </table:table-cell>
          <table:table-cell table:style-name="Table10.E23" office:value-type="string">
            <text:p text:style-name="P125"><text:span text:style-name="Source_20_Text"><text:span text:style-name="T84">❌ false</text:span></text:span></text:p>
          </table:table-cell>
          <table:table-cell table:style-name="Table10.F23" office:value-type="string">
            <text:p text:style-name="P125"><text:span text:style-name="Source_20_Text"><text:span text:style-name="T84">❌ false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undefined</text:span></text:span></text:p>
          </table:table-cell>
          <table:table-cell table:style-name="Table10.B6" office:value-type="string">
            <text:p text:style-name="P124"><text:span text:style-name="Source_20_Text"><text:span text:style-name="T84">false</text:span></text:span></text:p>
          </table:table-cell>
          <table:table-cell table:style-name="Table10.C24" office:value-type="string">
            <text:p text:style-name="P125"><text:span text:style-name="Source_20_Text"><text:span text:style-name="T84">❌ false</text:span></text:span></text:p>
          </table:table-cell>
          <table:table-cell table:style-name="Table10.D6" office:value-type="string">
            <text:p text:style-name="P125"><text:span text:style-name="Source_20_Text"><text:span text:style-name="T84">❌ false</text:span></text:span></text:p>
          </table:table-cell>
          <table:table-cell table:style-name="Table10.E24" office:value-type="string">
            <text:p text:style-name="P125"><text:span text:style-name="Source_20_Text"><text:span text:style-name="T84">❌ false</text:span></text:span></text:p>
          </table:table-cell>
          <table:table-cell table:style-name="Table10.F24" office:value-type="string">
            <text:p text:style-name="P125"><text:span text:style-name="Source_20_Text"><text:span text:style-name="T84">❌ false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{foo: "bar"}</text:span></text:span></text:p>
          </table:table-cell>
          <table:table-cell table:style-name="Table10.B6" office:value-type="string">
            <text:p text:style-name="P124"><text:span text:style-name="Source_20_Text"><text:span text:style-name="T84">{foo: "bar"}</text:span></text:span></text:p>
          </table:table-cell>
          <table:table-cell table:style-name="Table10.C25" office:value-type="string">
            <text:p text:style-name="P125"><text:span text:style-name="Source_20_Text"><text:span text:style-name="T84">❌ false</text:span></text:span></text:p>
          </table:table-cell>
          <table:table-cell table:style-name="Table10.D6" office:value-type="string">
            <text:p text:style-name="P125"><text:span text:style-name="Source_20_Text"><text:span text:style-name="T84">❌ false</text:span></text:span></text:p>
          </table:table-cell>
          <table:table-cell table:style-name="Table10.E25" office:value-type="string">
            <text:p text:style-name="P125"><text:span text:style-name="Source_20_Text"><text:span text:style-name="T84">❌ false</text:span></text:span></text:p>
          </table:table-cell>
          <table:table-cell table:style-name="Table10.F25" office:value-type="string">
            <text:p text:style-name="P125"><text:span text:style-name="Source_20_Text"><text:span text:style-name="T84">❌ false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new String("foo")</text:span></text:span></text:p>
          </table:table-cell>
          <table:table-cell table:style-name="Table10.B6" office:value-type="string">
            <text:p text:style-name="P124"><text:span text:style-name="Source_20_Text"><text:span text:style-name="T84">new String("foo")</text:span></text:span></text:p>
          </table:table-cell>
          <table:table-cell table:style-name="Table10.C26" office:value-type="string">
            <text:p text:style-name="P125"><text:span text:style-name="Source_20_Text"><text:span text:style-name="T84">❌ false</text:span></text:span></text:p>
          </table:table-cell>
          <table:table-cell table:style-name="Table10.D26" office:value-type="string">
            <text:p text:style-name="P125"><text:span text:style-name="Source_20_Text"><text:span text:style-name="T84">❌ false</text:span></text:span></text:p>
          </table:table-cell>
          <table:table-cell table:style-name="Table10.E26" office:value-type="string">
            <text:p text:style-name="P125"><text:span text:style-name="Source_20_Text"><text:span text:style-name="T84">❌ false</text:span></text:span></text:p>
          </table:table-cell>
          <table:table-cell table:style-name="Table10.F26" office:value-type="string">
            <text:p text:style-name="P125"><text:span text:style-name="Source_20_Text"><text:span text:style-name="T84">❌ false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0</text:span></text:span></text:p>
          </table:table-cell>
          <table:table-cell table:style-name="Table10.B6" office:value-type="string">
            <text:p text:style-name="P124"><text:span text:style-name="Source_20_Text"><text:span text:style-name="T84">null</text:span></text:span></text:p>
          </table:table-cell>
          <table:table-cell table:style-name="Table10.C27" office:value-type="string">
            <text:p text:style-name="P125"><text:span text:style-name="Source_20_Text"><text:span text:style-name="T84">❌ false</text:span></text:span></text:p>
          </table:table-cell>
          <table:table-cell table:style-name="Table10.D26" office:value-type="string">
            <text:p text:style-name="P125"><text:span text:style-name="Source_20_Text"><text:span text:style-name="T84">❌ false</text:span></text:span></text:p>
          </table:table-cell>
          <table:table-cell table:style-name="Table10.E27" office:value-type="string">
            <text:p text:style-name="P125"><text:span text:style-name="Source_20_Text"><text:span text:style-name="T84">❌ false</text:span></text:span></text:p>
          </table:table-cell>
          <table:table-cell table:style-name="Table10.F27" office:value-type="string">
            <text:p text:style-name="P125"><text:span text:style-name="Source_20_Text"><text:span text:style-name="T84">❌ false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4">0</text:span></text:span></text:p>
          </table:table-cell>
          <table:table-cell table:style-name="Table10.B6" office:value-type="string">
            <text:p text:style-name="P124"><text:span text:style-name="Source_20_Text"><text:span text:style-name="T84">NaN</text:span></text:span></text:p>
          </table:table-cell>
          <table:table-cell table:style-name="Table10.C28" office:value-type="string">
            <text:p text:style-name="P125"><text:span text:style-name="Source_20_Text"><text:span text:style-name="T84">❌ false</text:span></text:span></text:p>
          </table:table-cell>
          <table:table-cell table:style-name="Table10.D26" office:value-type="string">
            <text:p text:style-name="P125"><text:span text:style-name="Source_20_Text"><text:span text:style-name="T84">❌ false</text:span></text:span></text:p>
          </table:table-cell>
          <table:table-cell table:style-name="Table10.E28" office:value-type="string">
            <text:p text:style-name="P125"><text:span text:style-name="Source_20_Text"><text:span text:style-name="T84">❌ false</text:span></text:span></text:p>
          </table:table-cell>
          <table:table-cell table:style-name="Table10.F28" office:value-type="string">
            <text:p text:style-name="P125"><text:span text:style-name="Source_20_Text"><text:span text:style-name="T84">❌ false</text:span></text:span></text:p>
          </table:table-cell>
        </table:table-row>
        <table:table-row table:style-name="Table10.29">
          <table:table-cell table:style-name="Table10.A6" office:value-type="string">
            <text:p text:style-name="P124"><text:span text:style-name="Source_20_Text"><text:span text:style-name="T84">"foo"</text:span></text:span></text:p>
          </table:table-cell>
          <table:table-cell table:style-name="Table10.B6" office:value-type="string">
            <text:p text:style-name="P124"><text:span text:style-name="Source_20_Text"><text:span text:style-name="T84">NaN</text:span></text:span></text:p>
          </table:table-cell>
          <table:table-cell table:style-name="Table10.C29" office:value-type="string">
            <text:p text:style-name="P125"><text:span text:style-name="Source_20_Text"><text:span text:style-name="T84">❌ false</text:span></text:span></text:p>
          </table:table-cell>
          <table:table-cell table:style-name="Table10.D26" office:value-type="string">
            <text:p text:style-name="P125"><text:span text:style-name="Source_20_Text"><text:span text:style-name="T84">❌ false</text:span></text:span></text:p>
          </table:table-cell>
          <table:table-cell table:style-name="Table10.E29" office:value-type="string">
            <text:p text:style-name="P125"><text:span text:style-name="Source_20_Text"><text:span text:style-name="T84">❌ false</text:span></text:span></text:p>
          </table:table-cell>
          <table:table-cell table:style-name="Table10.F29" office:value-type="string">
            <text:p text:style-name="P125"><text:span text:style-name="Source_20_Text"><text:span text:style-name="T84">❌ false</text:span></text:span></text:p>
          </table:table-cell>
        </table:table-row>
        <table:table-row>
          <table:table-cell table:style-name="Table10.A30" office:value-type="string">
            <text:p text:style-name="P124"><text:span text:style-name="Source_20_Text"><text:span text:style-name="T84">NaN</text:span></text:span></text:p>
          </table:table-cell>
          <table:table-cell table:style-name="Table10.B30" office:value-type="string">
            <text:p text:style-name="P124"><text:span text:style-name="Source_20_Text"><text:span text:style-name="T84">NaN</text:span></text:span></text:p>
          </table:table-cell>
          <table:table-cell table:style-name="Table10.C30" office:value-type="string">
            <text:p text:style-name="P125"><text:span text:style-name="Source_20_Text"><text:span text:style-name="T84">❌ false</text:span></text:span></text:p>
          </table:table-cell>
          <table:table-cell table:style-name="Table10.D30" office:value-type="string">
            <text:p text:style-name="P125"><text:span text:style-name="Source_20_Text"><text:span text:style-name="T84">❌ false</text:span></text:span></text:p>
          </table:table-cell>
          <table:table-cell table:style-name="Table10.E30" office:value-type="string">
            <text:p text:style-name="P125"><text:span text:style-name="Source_20_Text"><text:span text:style-name="T84">✅ true </text:span></text:span></text:p>
          </table:table-cell>
          <table:table-cell table:style-name="Table10.F30" office:value-type="string">
            <text:p text:style-name="P125"><text:span text:style-name="Source_20_Text"><text:span text:style-name="T84">✅ true </text:span></text:span></text:p>
          </table:table-cell>
        </table:table-row>
      </table:table>
      <text:p text:style-name="P126"/>
      <table:table table:name="Table9" table:style-name="Table9">
        <table:table-column table:style-name="Table9.A"/>
        <table:table-column table:style-name="Table9.B"/>
        <table:table-column table:style-name="Table9.C"/>
        <text:soft-page-break/>
        <table:table-row>
          <table:table-cell table:style-name="Table9.A1" office:value-type="string">
            <text:p text:style-name="P127"><text:a xlink:type="simple" xlink:href="https://developer.mozilla.org/en-US/docs/Web/API/Window/structuredClone" text:style-name="Internet_20_link" text:visited-style-name="Visited_20_Internet_20_Link">StructuredClone();</text:a></text:p>
          </table:table-cell>
          <table:table-cell table:style-name="Table9.B1" table:number-columns-spanned="2" office:value-type="string">
            <text:p text:style-name="P127"><text:a xlink:type="simple" xlink:href="https://developer.mozilla.org/en-US/docs/Web/JavaScript/Guide/Data_structures#primitive_values" text:style-name="Internet_20_link" text:visited-style-name="Visited_20_Internet_20_Link">StructuredClone(); Supported types</text:a></text:p>
          </table:table-cell>
          <table:covered-table-cell/>
        </table:table-row>
        <table:table-row>
          <table:table-cell table:style-name="Table9.A2" office:value-type="string">
            <text:p text:style-name="P128"/>
            <text:p text:style-name="P129">Firefox, Firefox for Android 94</text:p>
            <text:p text:style-name="P129">Chrome, Chrome Android, WebView Android 98</text:p>
            <text:p text:style-name="P129">Edge 98</text:p>
            <text:p text:style-name="P129">Opera 84</text:p>
            <text:p text:style-name="P129">Opera Android 68</text:p>
            <text:p text:style-name="P129">Safari, Safari for iOS, WebView on iOS 15.4</text:p>
            <text:p text:style-name="P129">Samsung Internet 18</text:p>
            <text:p text:style-name="P129">Deno 1.14, Node.js 17</text:p>
            <text:p text:style-name="P130">Supported in all major browsers.</text:p>
            <text:p text:style-name="P128"/>
            <text:p text:style-name="P128"/>
            <text:p text:style-name="P128">The structuredClone() <text:span text:style-name="T85">function</text:span> creates a deep clone of a given value using the structured clone algorithm.</text:p>
            <text:p text:style-name="P128"/>
            <text:p text:style-name="P128"/>
            <text:p text:style-name="P131">Usage:</text:p>
            <text:p text:style-name="P131"/>
            <text:p text:style-name="P132"><text:span text:style-name="Source_20_Text"><text:span text:style-name="T86">structuredClone(value)</text:span></text:span></text:p>
            <text:p text:style-name="P133"><text:span text:style-name="Source_20_Text"><text:span text:style-name="T14">structuredClone(value, options)</text:span></text:span></text:p>
            <text:p text:style-name="P134">Options:</text:p>
            <text:p text:style-name="P129"><text:s text:c="2"/>transfer: An array of transferable objects that will be moved rather than cloned to the returned object.</text:p>
            <text:p text:style-name="P128"/>
            <text:p text:style-name="P128"/>
            <text:p text:style-name="P135">Example:</text:p>
            <text:p text:style-name="P136"/>
            <text:p text:style-name="P136">let x = { "a": [1, 2], "b": "lorem ipsum" };</text:p>
            <text:p text:style-name="P136">let y = structuredClone(x);</text:p>
            <text:p text:style-name="P136">console.log(x <text:s text:c="5"/>=== y);<text:span text:style-name="T28"> <text:s text:c="5"/>// false</text:span></text:p>
            <text:p text:style-name="P136">console.log(x.a <text:s text:c="3"/>=== y.a);<text:span text:style-name="T28"> <text:s text:c="3"/>// false</text:span></text:p>
            <text:p text:style-name="P136">console.log(x.a[0] === y.a[0]);<text:span text:style-name="T28"> // true</text:span></text:p>
            <text:p text:style-name="P136">console.log(x.a[1] === y.a[1]);<text:span text:style-name="T28"> // true</text:span></text:p>
            <text:p text:style-name="P136">console.log(x.b <text:s text:c="3"/>=== y.b);<text:span text:style-name="T28"> <text:s text:c="3"/>// true</text:span></text:p>
            <text:p text:style-name="P137"/>
          </table:table-cell>
          <table:table-cell table:style-name="Table9.B2" office:value-type="string">
            <text:p text:style-name="P138"/>
            <text:p text:style-name="P139">Primitive types, except Symbol:</text:p>
            <text:p text:style-name="P138"/>
            <text:p text:style-name="P138">Null</text:p>
            <text:p text:style-name="P138">Undefined</text:p>
            <text:p text:style-name="P138">Boolean</text:p>
            <text:p text:style-name="P138">Number</text:p>
            <text:p text:style-name="P138">BigInt</text:p>
            <text:p text:style-name="P138">String</text:p>
            <text:p text:style-name="P138"/>
            <text:p text:style-name="P139">Object types:</text:p>
            <text:p text:style-name="P139"/>
            <text:p text:style-name="P138">Array</text:p>
            <text:p text:style-name="P138">ArrayBuffer</text:p>
            <text:p text:style-name="P138">Boolean</text:p>
            <text:p text:style-name="P138">DataView</text:p>
            <text:p text:style-name="P138">Date</text:p>
            <text:p text:style-name="P138">Map</text:p>
            <text:p text:style-name="P138">Number</text:p>
            <text:p text:style-name="P138">Object objects: but only plain objects (e.g., from object literals).</text:p>
            <text:p text:style-name="P138">RegExp <text:span text:style-name="T87">(l</text:span>astIndex is not preserved<text:span text:style-name="T87">)</text:span></text:p>
            <text:p text:style-name="P138">Set</text:p>
            <text:p text:style-name="P138">String</text:p>
            <text:p text:style-name="P138">TypedArray</text:p>
            <text:p text:style-name="P138"/>
            <text:p text:style-name="P139">Error objects:</text:p>
            <text:p text:style-name="P139"/>
            <text:p text:style-name="P140">AggregateError <text:span text:style-name="T87">(cloning not supported in every JS interpreter)</text:span></text:p>
            <text:p text:style-name="P138">Error</text:p>
            <text:p text:style-name="P138">EvalError</text:p>
            <text:p text:style-name="P138">RangeError</text:p>
            <text:p text:style-name="P138">ReferenceError</text:p>
            <text:p text:style-name="P138">SyntaxError</text:p>
            <text:p text:style-name="P138">TypeError</text:p>
            <text:p text:style-name="P138">URIError</text:p>
            <text:p text:style-name="P138"/>
          </table:table-cell>
          <table:table-cell table:style-name="Table9.C2" office:value-type="string">
            <text:p text:style-name="P141"/>
            <text:p text:style-name="P141">Web/API types:</text:p>
            <text:p text:style-name="P141"/>
            <text:p text:style-name="P142">AudioData</text:p>
            <text:p text:style-name="P142">Blob</text:p>
            <text:p text:style-name="P142">CropTarget</text:p>
            <text:p text:style-name="P142">CryptoKey</text:p>
            <text:p text:style-name="P142">DOMException: browsers must serialize the properties name and message. Other attributes may also be serialized/cloned.</text:p>
            <text:p text:style-name="P142">DOMMatrix</text:p>
            <text:p text:style-name="P142">DOMMatrixReadOnly</text:p>
            <text:p text:style-name="P142">DOMPoint</text:p>
            <text:p text:style-name="P142">DOMPointReadOnly</text:p>
            <text:p text:style-name="P142">DOMQuad</text:p>
            <text:p text:style-name="P142">DOMRect</text:p>
            <text:p text:style-name="P142">DOMRectReadOnly</text:p>
            <text:p text:style-name="P142">EncodedAudioChunk</text:p>
            <text:p text:style-name="P142">EncodedVideoChunk</text:p>
            <text:p text:style-name="P142">FencedFrameConfig</text:p>
            <text:p text:style-name="P142">File</text:p>
            <text:p text:style-name="P142">FileList</text:p>
            <text:p text:style-name="P142">FileSystemDirectoryHandle</text:p>
            <text:p text:style-name="P142">FileSystemFileHandle</text:p>
            <text:p text:style-name="P142">FileSystemHandle</text:p>
            <text:p text:style-name="P142">GPUCompilationInfo</text:p>
            <text:p text:style-name="P142">GPUCompilationMessage</text:p>
            <text:p text:style-name="P142">GPUPipelineError</text:p>
            <text:p text:style-name="P142">ImageBitmap</text:p>
            <text:p text:style-name="P142">ImageData</text:p>
            <text:p text:style-name="P142">RTCCertificate</text:p>
            <text:p text:style-name="P142">RTCEncodedAudioFrame</text:p>
            <text:p text:style-name="P142">RTCEncodedVideoFrame</text:p>
            <text:p text:style-name="P142">VideoFrame</text:p>
            <text:p text:style-name="P142">WebTransportError</text:p>
          </table:table-cell>
        </table:table-row>
      </table:table>
      <text:p text:style-name="P143"/>
      <text:p text:style-name="P143"/>
      <text:p text:style-name="P143"/>
      <table:table table:name="Table11" table:style-name="Table11">
        <table:table-column table:style-name="Table11.A"/>
        <table:table-column table:style-name="Table11.B"/>
        <text:soft-page-break/>
        <table:table-row>
          <table:table-cell table:style-name="Table11.A1" office:value-type="string">
            <text:p text:style-name="P144"><text:a xlink:type="simple" xlink:href="https://developer.mozilla.org/en-US/docs/Web/JavaScript/Reference/Global_Objects/Map/getOrInsert" text:style-name="Internet_20_link" text:visited-style-name="Visited_20_Internet_20_Link">Map.prototype.getOrInsert(key, defaultValue);</text:a></text:p>
          </table:table-cell>
          <table:table-cell table:style-name="Table11.B1" office:value-type="string">
            <text:p text:style-name="P144"><text:a xlink:type="simple" xlink:href="https://developer.mozilla.org/en-US/docs/Web/JavaScript/Reference/Global_Objects/WeakMap/getOrInsert" text:style-name="Internet_20_link" text:visited-style-name="Visited_20_Internet_20_Link">WeakMap.prototype.getOrInsert(key, defaultValue);</text:a></text:p>
          </table:table-cell>
        </table:table-row>
        <table:table-row>
          <table:table-cell table:style-name="Table11.A2" office:value-type="string">
            <text:p text:style-name="P145"/>
            <text:p text:style-name="P146">const map<text:span text:style-name="T88">1</text:span> = new Map([["<text:span text:style-name="T89">DNA</text:span>", "<text:span text:style-name="T89">42</text:span>"]]);</text:p>
            <text:p text:style-name="P146"><text:line-break/>console.log(map<text:span text:style-name="T88">1</text:span>.getOrInsert("<text:span text:style-name="T89">DNA</text:span>", "<text:span text:style-name="T90">54</text:span>"));</text:p>
            <text:p text:style-name="P147">// <text:span text:style-name="T91">42</text:span></text:p>
            <text:p text:style-name="P147"/>
            <text:p text:style-name="P147">console.log(map<text:span text:style-name="T88">1</text:span>.getOrInsert("<text:span text:style-name="T89">DNA2</text:span>", "default"));<text:line-break/>// "default"</text:p>
            <text:p text:style-name="P147"/>
            <text:p text:style-name="P148">console.log(map<text:span text:style-name="T88">1</text:span>.get("<text:span text:style-name="T89">DNA</text:span><text:span text:style-name="T92">2</text:span>"));</text:p>
            <text:p text:style-name="P149">// "<text:span text:style-name="T93">default"</text:span></text:p>
            <text:p text:style-name="P145"/>
          </table:table-cell>
          <table:table-cell table:style-name="Table11.B2" office:value-type="string">
            <text:p text:style-name="P150"/>
            <text:p text:style-name="P150">const wm<text:span text:style-name="T94">1</text:span> = new WeakMap();</text:p>
            <text:p text:style-name="P150">const obj<text:span text:style-name="T95">1</text:span> = {};</text:p>
            <text:p text:style-name="P150"/>
            <text:p text:style-name="P151">console.log(wm<text:span text:style-name="T94">1</text:span>.g<text:span text:style-name="T96">e</text:span>t(obj<text:span text:style-name="T95">1</text:span>)); </text:p>
            <text:p text:style-name="P151">// undefined</text:p>
            <text:p text:style-name="P152">console.log(wm<text:span text:style-name="T94">1</text:span>.getOrInsert(obj<text:span text:style-name="T95">1</text:span>, <text:span text:style-name="T97">42</text:span>));</text:p>
            <text:p text:style-name="P152">// <text:span text:style-name="T98">42</text:span></text:p>
            <text:p text:style-name="P152">console.log(wm<text:span text:style-name="T94">1</text:span>.get(obj<text:span text:style-name="T95">1</text:span>)); </text:p>
            <text:p text:style-name="P152">// <text:span text:style-name="T98">42</text:span></text:p>
            <text:p text:style-name="P153">console.log(wm<text:span text:style-name="T94">1</text:span>.getOrInsert(obj<text:span text:style-name="T95">1</text:span>, "default")); </text:p>
            <text:p text:style-name="P153">// <text:span text:style-name="T99">42</text:span></text:p>
            <text:p text:style-name="P154">console.log(wm<text:span text:style-name="T94">1</text:span>.g<text:span text:style-name="T96">e</text:span>t(obj<text:span text:style-name="T95">1</text:span>)); </text:p>
            <text:p text:style-name="P154">// <text:span text:style-name="T100">42</text:span></text:p>
            <text:p text:style-name="P150"/>
          </table:table-cell>
        </table:table-row>
        <table:table-row>
          <table:table-cell table:style-name="Table11.A3" office:value-type="string">
            <text:p text:style-name="P155"><text:a xlink:type="simple" xlink:href="https://developer.mozilla.org/en-US/docs/Web/JavaScript/Reference/Global_Objects/Map/getOrInsertComputed" text:style-name="Internet_20_link" text:visited-style-name="Visited_20_Internet_20_Link">Map.prototype.getOrInsertComputed(key, callback);</text:a></text:p>
          </table:table-cell>
          <table:table-cell table:style-name="Table11.B3" office:value-type="string">
            <text:p text:style-name="P144"><text:a xlink:type="simple" xlink:href="https://developer.mozilla.org/en-US/docs/Web/JavaScript/Reference/Global_Objects/WeakMap/getOrInsertComputed" text:style-name="Internet_20_link" text:visited-style-name="Visited_20_Internet_20_Link">WeakMap.prototype.getOrInsertComputed(key, callback);</text:a></text:p>
          </table:table-cell>
        </table:table-row>
        <table:table-row>
          <table:table-cell table:style-name="Table11.A4" office:value-type="string">
            <text:p text:style-name="P145"/>
            <text:p text:style-name="P156">const map1 = new Map([["DNA", 42]]);</text:p>
            <text:p text:style-name="P156">const helperFN1 = (prop) =&gt; 54;</text:p>
            <text:p text:style-name="P156"/>
            <text:p text:style-name="P156">console.log(map1.get("DNA"));</text:p>
            <text:p text:style-name="P156">// 42</text:p>
            <text:p text:style-name="P156">console.log(map1.getOrInsertComputed("DNA", helperFN1));</text:p>
            <text:p text:style-name="P156">// 42</text:p>
            <text:p text:style-name="P156">console.log(map1.get("DNA"));</text:p>
            <text:p text:style-name="P156">// 42</text:p>
            <text:p text:style-name="P156"/>
            <text:p text:style-name="P156">console.log(map1.getOrInsert("DNA2", helperFN1("DNA2")));</text:p>
            <text:p text:style-name="P156">// 54</text:p>
            <text:p text:style-name="P156">console.log(map1.getOrInsertComputed("DNA2", helperFN1));</text:p>
            <text:p text:style-name="P156">// 54</text:p>
            <text:p text:style-name="P156">console.log(map1.get("DNA2"));</text:p>
            <text:p text:style-name="P156">// 54</text:p>
            <text:p text:style-name="P156"/>
          </table:table-cell>
          <table:table-cell table:style-name="Table11.B4" office:value-type="string">
            <text:p text:style-name="P157"/>
            <text:p text:style-name="P157">const weakmap1 = new WeakMap();</text:p>
            <text:p text:style-name="P157">const obj1 = {};</text:p>
            <text:p text:style-name="P157">const obj2 = {};</text:p>
            <text:p text:style-name="P157">const helperFN1 = (prop) =&gt; 54;</text:p>
            <text:p text:style-name="P157"/>
            <text:p text:style-name="P157">console.log(weakmap1.get(obj1));</text:p>
            <text:p text:style-name="P157">// undefined</text:p>
            <text:p text:style-name="P157">console.log(weakmap1.getOrInsert(obj1, 42));</text:p>
            <text:p text:style-name="P157">// 42</text:p>
            <text:p text:style-name="P157">console.log(weakmap1.getOrInsertComputed(obj1, helperFN1));</text:p>
            <text:p text:style-name="P157">// 42</text:p>
            <text:p text:style-name="P158">console.log(weakmap1.get(obj1));</text:p>
            <text:p text:style-name="P158">// <text:span text:style-name="T101">42</text:span></text:p>
            <text:p text:style-name="P157"/>
            <text:p text:style-name="P157">console.log(weakmap1.get(obj2));</text:p>
            <text:p text:style-name="P157">// undefined</text:p>
            <text:p text:style-name="P157">console.log(weakmap1.getOrInsertComputed(obj2, helperFN1));</text:p>
            <text:p text:style-name="P157">// 54</text:p>
            <text:p text:style-name="P157">console.log(weakmap1.get(obj2));</text:p>
            <text:p text:style-name="P157">// <text:span text:style-name="T102">54</text:span></text:p>
            <text:p text:style-name="P150"/>
          </table:table-cell>
        </table:table-row>
      </table:table>
      <text:p text:style-name="P15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lef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lef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 loext:hyphenation-keep-line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6bbf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0</text:page-number></text:span></text:span><text:span text:style-name="Default_20_Paragraph_20_Font"><text:span text:style-name="MT1"><text:s/>/ </text:span></text:span><text:span text:style-name="Default_20_Paragraph_20_Font"><text:span text:style-name="MT1"><text:page-count>13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0.3$Windows_X86_64 LibreOffice_project/620$Build-3</meta:generator>
    <meta:initial-creator>Czigler, Ferenc</meta:initial-creator>
    <meta:creation-date>2018-01-01T17:18:00Z</meta:creation-date>
    <dc:date>2026-03-23T19:50:43.062702700</dc:date>
    <meta:print-date>2026-03-23T18:13:07.365565600</meta:print-date>
    <meta:editing-cycles>521</meta:editing-cycles>
    <meta:editing-duration>PT19H51M42S</meta:editing-duration>
    <meta:printed-by>PDF files</meta:printed-by>
    <meta:document-statistic meta:table-count="13" meta:image-count="0" meta:object-count="0" meta:page-count="13" meta:paragraph-count="887" meta:word-count="3157" meta:character-count="23917" meta:non-whitespace-character-count="21216"/>
    <meta:template xlink:type="simple" xlink:actuate="onRequest" xlink:title="" xlink:href="Normal.dotm"/>
  </office:meta>
</office:document-meta>
</file>